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Noto Sans Devanagari" svg:font-family="Noto Sans Devanagari" style:font-family-generic="swiss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50%" fo:text-indent="0.4923in"/>
    </style:style>
    <style:style style:name="T2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P3" style:parent-style-name="Standard" style:family="paragraph">
      <style:paragraph-properties fo:margin-bottom="0in" fo:line-height="150%" fo:text-indent="0.4923in"/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margin-bottom="0in" fo:line-height="150%" fo:text-indent="0.4923in"/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1" style:parent-style-name="Standard" style:family="paragraph">
      <style:paragraph-properties fo:margin-bottom="0in" fo:line-height="150%" fo:text-indent="0.4923in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" style:parent-style-name="Standard" style:family="paragraph">
      <style:paragraph-properties fo:margin-bottom="0in" fo:line-height="150%" fo:text-indent="0.4923in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6" style:parent-style-name="Standard" style:family="paragraph">
      <style:paragraph-properties fo:margin-bottom="0in" fo:line-height="150%" fo:text-indent="0.4923in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1" style:parent-style-name="Standard" style:family="paragraph">
      <style:paragraph-properties fo:margin-bottom="0in" fo:line-height="150%" fo:text-indent="0.4923in"/>
    </style:style>
    <style:style style:name="T22" style:parent-style-name="Основнойшрифтабзаца" style:family="text">
      <style:text-properties style:font-name-complex="Times New Roman" fo:font-size="12pt" style:font-size-asian="12pt" style:font-size-complex="12pt" fo:language="en" fo:country="US"/>
    </style:style>
    <style:style style:name="P23" style:parent-style-name="Standard" style:family="paragraph">
      <style:paragraph-properties fo:margin-bottom="0in" fo:line-height="150%" fo:text-indent="0.4923in"/>
    </style:style>
    <style:style style:name="T24" style:parent-style-name="Основнойшрифтабзаца" style:family="text">
      <style:text-properties style:font-name-complex="Times New Roman" fo:font-size="12pt" style:font-size-asian="12pt" style:font-size-complex="12pt" fo:language="en" fo:country="US"/>
    </style:style>
    <style:style style:name="P25" style:parent-style-name="Standard" style:family="paragraph">
      <style:paragraph-properties fo:margin-bottom="0in" fo:line-height="150%" fo:text-indent="0.4923in"/>
    </style:style>
    <style:style style:name="T26" style:parent-style-name="Основнойшрифтабзаца" style:family="text">
      <style:text-properties style:font-name-complex="Times New Roman" fo:font-size="12pt" style:font-size-asian="12pt" style:font-size-complex="12pt" fo:language="en" fo:country="US"/>
    </style:style>
    <style:style style:name="P27" style:parent-style-name="Standard" style:family="paragraph">
      <style:paragraph-properties fo:margin-bottom="0in" fo:line-height="150%" fo:text-indent="0.4923in"/>
    </style:style>
    <style:style style:name="T28" style:parent-style-name="Основнойшрифтабзаца" style:family="text">
      <style:text-properties style:font-name-complex="Times New Roman" fo:font-size="12pt" style:font-size-asian="12pt" style:font-size-complex="12pt" fo:language="en" fo:country="US"/>
    </style:style>
    <style:style style:name="P29" style:parent-style-name="Standard" style:family="paragraph">
      <style:paragraph-properties fo:margin-bottom="0in" fo:line-height="150%" fo:text-indent="0.4923in"/>
    </style:style>
    <style:style style:name="T30" style:parent-style-name="Основнойшрифтабзаца" style:family="text">
      <style:text-properties style:font-name-complex="Times New Roman" fo:font-size="12pt" style:font-size-asian="12pt" style:font-size-complex="12pt"/>
    </style:style>
    <style:style style:name="P31" style:parent-style-name="Standard" style:family="paragraph">
      <style:paragraph-properties fo:text-align="center" fo:margin-bottom="0in" fo:line-height="150%" fo:text-indent="0.4923in"/>
    </style:style>
    <style:style style:name="T32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T33" style:parent-style-name="Основнойшрифтабзаца" style:family="text">
      <style:text-properties style:font-name="Times New Roman" style:font-name-complex="Times New Roman" fo:font-size="18pt" style:font-size-asian="18pt" style:font-size-complex="18pt" fo:language="en" fo:country="US"/>
    </style:style>
    <style:style style:name="P34" style:parent-style-name="Standard" style:family="paragraph">
      <style:paragraph-properties fo:margin-bottom="0in" fo:line-height="150%" fo:text-indent="0.4923in"/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" style:parent-style-name="Standard" style:family="paragraph">
      <style:paragraph-properties fo:margin-bottom="0in" fo:line-height="150%" fo:text-indent="0.4923in"/>
    </style:style>
    <style:style style:name="T46" style:parent-style-name="Основнойшрифтабзаца" style:family="text">
      <style:text-properties style:font-name-complex="Times New Roman" fo:font-size="12pt" style:font-size-asian="12pt" style:font-size-complex="12pt"/>
    </style:style>
    <style:style style:name="T47" style:parent-style-name="Основнойшрифтабзаца" style:family="text">
      <style:text-properties style:font-name-complex="Times New Roman" fo:font-size="12pt" style:font-size-asian="12pt" style:font-size-complex="12pt" fo:language="en" fo:country="US"/>
    </style:style>
    <style:style style:name="P48" style:parent-style-name="Standard" style:family="paragraph">
      <style:paragraph-properties fo:margin-bottom="0in" fo:line-height="150%" fo:text-indent="0.4923in"/>
    </style:style>
    <style:style style:name="T49" style:parent-style-name="Основнойшрифтабзаца" style:family="text">
      <style:text-properties style:font-name-complex="Times New Roman" fo:font-size="12pt" style:font-size-asian="12pt" style:font-size-complex="12pt" fo:language="en" fo:country="US"/>
    </style:style>
    <style:style style:name="P50" style:parent-style-name="Standard" style:family="paragraph">
      <style:paragraph-properties fo:margin-bottom="0in" fo:line-height="150%" fo:text-indent="0.4923in"/>
    </style:style>
    <style:style style:name="T51" style:parent-style-name="Основнойшрифтабзаца" style:family="text">
      <style:text-properties style:font-name-complex="Times New Roman" fo:font-size="12pt" style:font-size-asian="12pt" style:font-size-complex="12pt" fo:language="en" fo:country="US"/>
    </style:style>
    <style:style style:name="P52" style:parent-style-name="Standard" style:family="paragraph">
      <style:paragraph-properties fo:margin-bottom="0in" fo:line-height="150%" fo:text-indent="0.4923in"/>
    </style:style>
    <style:style style:name="T53" style:parent-style-name="Основнойшрифтабзаца" style:family="text">
      <style:text-properties style:font-name-complex="Times New Roman" fo:font-size="12pt" style:font-size-asian="12pt" style:font-size-complex="12pt" fo:language="en" fo:country="US"/>
    </style:style>
    <style:style style:name="P54" style:parent-style-name="Standard" style:family="paragraph">
      <style:paragraph-properties fo:margin-bottom="0in" fo:line-height="150%" fo:text-indent="0.4923in"/>
    </style:style>
    <style:style style:name="T55" style:parent-style-name="Основнойшрифтабзаца" style:family="text">
      <style:text-properties style:font-name-complex="Times New Roman" fo:font-size="12pt" style:font-size-asian="12pt" style:font-size-complex="12pt" fo:language="en" fo:country="US"/>
    </style:style>
    <style:style style:name="P56" style:parent-style-name="Standard" style:family="paragraph">
      <style:paragraph-properties fo:margin-bottom="0in" fo:line-height="150%" fo:text-indent="0.4923in"/>
    </style:style>
    <style:style style:name="T57" style:parent-style-name="Основнойшрифтабзаца" style:family="text">
      <style:text-properties style:font-name-complex="Times New Roman" fo:font-size="12pt" style:font-size-asian="12pt" style:font-size-complex="12pt"/>
    </style:style>
    <style:style style:name="T58" style:parent-style-name="Основнойшрифтабзаца" style:family="text">
      <style:text-properties style:font-name-complex="Times New Roman" fo:font-size="12pt" style:font-size-asian="12pt" style:font-size-complex="12pt" fo:language="en" fo:country="US"/>
    </style:style>
    <style:style style:name="P59" style:parent-style-name="Standard" style:family="paragraph">
      <style:paragraph-properties fo:margin-bottom="0in" fo:line-height="150%" fo:text-indent="0.4923in"/>
    </style:style>
    <style:style style:name="T60" style:parent-style-name="Основнойшрифтабзаца" style:family="text">
      <style:text-properties style:font-name-complex="Times New Roman" fo:font-size="12pt" style:font-size-asian="12pt" style:font-size-complex="12pt" fo:language="en" fo:country="US"/>
    </style:style>
    <style:style style:name="P61" style:parent-style-name="Standard" style:family="paragraph">
      <style:paragraph-properties fo:margin-bottom="0in" fo:line-height="150%" fo:text-indent="0.4923in"/>
    </style:style>
    <style:style style:name="T62" style:parent-style-name="Основнойшрифтабзаца" style:family="text">
      <style:text-properties style:font-name-complex="Times New Roman" fo:font-size="12pt" style:font-size-asian="12pt" style:font-size-complex="12pt" fo:language="en" fo:country="US"/>
    </style:style>
    <style:style style:name="P63" style:parent-style-name="Standard" style:family="paragraph">
      <style:paragraph-properties fo:margin-bottom="0in" fo:line-height="150%" fo:text-indent="0.4923in"/>
    </style:style>
    <style:style style:name="T64" style:parent-style-name="Основнойшрифтабзаца" style:family="text">
      <style:text-properties style:font-name-complex="Times New Roman" fo:font-size="12pt" style:font-size-asian="12pt" style:font-size-complex="12pt"/>
    </style:style>
    <style:style style:name="P65" style:parent-style-name="Standard" style:family="paragraph">
      <style:paragraph-properties fo:margin-bottom="0in" fo:line-height="150%" fo:text-indent="0.4923in"/>
    </style:style>
    <style:style style:name="T66" style:parent-style-name="Основнойшрифтабзаца" style:family="text">
      <style:text-properties style:font-name-complex="Times New Roman" fo:font-size="12pt" style:font-size-asian="12pt" style:font-size-complex="12pt"/>
    </style:style>
    <style:style style:name="P67" style:parent-style-name="Standard" style:family="paragraph">
      <style:paragraph-properties fo:text-align="center" fo:margin-bottom="0in" fo:line-height="150%" fo:text-indent="0.4923in"/>
    </style:style>
    <style:style style:name="T68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P69" style:parent-style-name="Standard" style:family="paragraph">
      <style:paragraph-properties fo:margin-bottom="0in" fo:line-height="150%" fo:text-indent="0.4923in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1" style:parent-style-name="Standard" style:family="paragraph">
      <style:paragraph-properties fo:margin-bottom="0in" fo:line-height="150%" fo:text-indent="0.4923in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3" style:parent-style-name="Standard" style:family="paragraph">
      <style:paragraph-properties fo:margin-bottom="0in" fo:line-height="150%" fo:text-indent="0.4923in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5" style:parent-style-name="Standard" style:family="paragraph">
      <style:paragraph-properties fo:margin-bottom="0in" fo:line-height="150%" fo:text-indent="0.4923in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7" style:parent-style-name="Standard" style:family="paragraph">
      <style:paragraph-properties fo:margin-bottom="0in" fo:line-height="150%" fo:text-indent="0.4923in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9" style:parent-style-name="Standard" style:family="paragraph">
      <style:paragraph-properties fo:margin-bottom="0in" fo:line-height="150%" fo:text-indent="0.4923in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1" style:parent-style-name="Standard" style:family="paragraph">
      <style:paragraph-properties fo:margin-bottom="0in" fo:line-height="150%" fo:text-indent="0.4923in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3" style:parent-style-name="Standard" style:family="paragraph">
      <style:paragraph-properties fo:margin-bottom="0in" fo:line-height="150%" fo:text-indent="0.4923in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88" style:parent-style-name="Standard" style:family="paragraph">
      <style:paragraph-properties fo:margin-bottom="0in" fo:line-height="150%" fo:text-indent="0.4923in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0" style:parent-style-name="Standard" style:family="paragraph">
      <style:paragraph-properties fo:margin-bottom="0in" fo:line-height="150%" fo:text-indent="0.4923in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2" style:parent-style-name="Standard" style:family="paragraph">
      <style:paragraph-properties fo:margin-bottom="0in" fo:line-height="150%" fo:text-indent="0.4923in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4" style:parent-style-name="Standard" style:family="paragraph">
      <style:paragraph-properties fo:margin-bottom="0in" fo:line-height="150%" fo:text-indent="0.4923in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6" style:parent-style-name="Standard" style:family="paragraph">
      <style:paragraph-properties fo:margin-bottom="0in" fo:line-height="150%" fo:text-indent="0.4923in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8" style:parent-style-name="Standard" style:family="paragraph">
      <style:paragraph-properties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9" style:parent-style-name="Standard" style:family="paragraph">
      <style:paragraph-properties fo:text-align="center" fo:margin-bottom="0in" fo:line-height="150%" fo:text-indent="0.4923in"/>
    </style:style>
    <style:style style:name="T100" style:parent-style-name="Основнойшрифтабзаца" style:family="text">
      <style:text-properties style:font-name="Times New Roman" style:font-name-complex="Times New Roman" fo:font-size="18pt" style:font-size-asian="18pt" style:font-size-complex="16pt"/>
    </style:style>
    <style:style style:name="P101" style:parent-style-name="Standard" style:family="paragraph">
      <style:paragraph-properties fo:margin-bottom="0in" fo:line-height="150%" fo:text-indent="0.4923in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3" style:parent-style-name="Standard" style:family="paragraph">
      <style:paragraph-properties fo:margin-bottom="0in" fo:line-height="150%" fo:text-indent="0.4923in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5" style:parent-style-name="Standard" style:family="paragraph">
      <style:paragraph-properties fo:margin-bottom="0in" fo:line-height="150%" fo:text-indent="0.4923in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7" style:parent-style-name="Standard" style:family="paragraph">
      <style:paragraph-properties fo:text-align="center" fo:margin-bottom="0in" fo:line-height="150%" fo:text-indent="0.4923in"/>
    </style:style>
    <style:style style:name="T108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P109" style:parent-style-name="Standard" style:family="paragraph">
      <style:paragraph-properties fo:margin-bottom="0in" fo:line-height="150%" fo:text-indent="0.4923in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1" style:parent-style-name="Standard" style:family="paragraph">
      <style:paragraph-properties fo:margin-bottom="0in" fo:line-height="150%" fo:text-indent="0.4923in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16" style:parent-style-name="Standard" style:family="paragraph">
      <style:paragraph-properties fo:margin-bottom="0in" fo:line-height="150%" fo:text-indent="0.4923in"/>
    </style:style>
    <style:style style:name="T11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9" style:parent-style-name="Standard" style:family="paragraph">
      <style:paragraph-properties fo:margin-bottom="0in" fo:line-height="150%" fo:text-indent="0.4923in"/>
    </style:style>
    <style:style style:name="T12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22" style:parent-style-name="Standard" style:family="paragraph">
      <style:paragraph-properties fo:margin-bottom="0in" fo:line-height="150%" fo:text-indent="0.4923in"/>
    </style:style>
    <style:style style:name="T1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24" style:parent-style-name="Standard" style:family="paragraph">
      <style:paragraph-properties fo:margin-bottom="0in" fo:line-height="150%" fo:text-indent="0.4923in"/>
      <style:text-properties fo:font-size="12pt" style:font-size-asian="12pt" style:font-size-complex="12pt" fo:language="en" fo:country="US"/>
    </style:style>
    <style:style style:name="P125" style:parent-style-name="Standard" style:family="paragraph">
      <style:paragraph-properties fo:margin-bottom="0in" fo:line-height="150%" fo:text-indent="0.4923in"/>
    </style:style>
    <style:style style:name="T126" style:parent-style-name="Основнойшрифтабзаца" style:family="text">
      <style:text-properties style:font-name-complex="Times New Roman" fo:font-size="12pt" style:font-size-asian="12pt" style:font-size-complex="12pt"/>
    </style:style>
    <style:style style:name="P127" style:parent-style-name="Standard" style:family="paragraph">
      <style:paragraph-properties fo:margin-bottom="0in" fo:line-height="150%" fo:text-indent="0.4923in"/>
    </style:style>
    <style:style style:name="T128" style:parent-style-name="Основнойшрифтабзаца" style:family="text">
      <style:text-properties style:font-name-complex="Times New Roman" fo:font-size="12pt" style:font-size-asian="12pt" style:font-size-complex="12pt" fo:language="en" fo:country="US"/>
    </style:style>
    <style:style style:name="P129" style:parent-style-name="Standard" style:family="paragraph">
      <style:paragraph-properties fo:margin-bottom="0in" fo:line-height="150%" fo:text-indent="0.4923in"/>
    </style:style>
    <style:style style:name="T130" style:parent-style-name="Основнойшрифтабзаца" style:family="text">
      <style:text-properties style:font-name-complex="Times New Roman" fo:font-size="12pt" style:font-size-asian="12pt" style:font-size-complex="12pt" fo:language="en" fo:country="US"/>
    </style:style>
    <style:style style:name="P131" style:parent-style-name="Standard" style:family="paragraph">
      <style:paragraph-properties fo:margin-bottom="0in" fo:line-height="150%" fo:text-indent="0.4923in"/>
    </style:style>
    <style:style style:name="T132" style:parent-style-name="Основнойшрифтабзаца" style:family="text">
      <style:text-properties style:font-name-complex="Times New Roman" fo:font-size="12pt" style:font-size-asian="12pt" style:font-size-complex="12pt" fo:language="en" fo:country="US"/>
    </style:style>
    <style:style style:name="P133" style:parent-style-name="Standard" style:family="paragraph">
      <style:paragraph-properties fo:margin-bottom="0in" fo:line-height="150%" fo:text-indent="0.4923in"/>
    </style:style>
    <style:style style:name="T134" style:parent-style-name="Основнойшрифтабзаца" style:family="text">
      <style:text-properties style:font-name-complex="Times New Roman" fo:font-size="12pt" style:font-size-asian="12pt" style:font-size-complex="12pt" fo:language="en" fo:country="US"/>
    </style:style>
    <style:style style:name="P135" style:parent-style-name="Standard" style:family="paragraph">
      <style:paragraph-properties fo:margin-bottom="0in" fo:line-height="150%" fo:text-indent="0.4923in"/>
    </style:style>
    <style:style style:name="T136" style:parent-style-name="Основнойшрифтабзаца" style:family="text">
      <style:text-properties style:font-name-complex="Times New Roman" fo:font-size="12pt" style:font-size-asian="12pt" style:font-size-complex="12pt" fo:language="en" fo:country="US"/>
    </style:style>
    <style:style style:name="P137" style:parent-style-name="Standard" style:family="paragraph">
      <style:paragraph-properties fo:margin-bottom="0in" fo:line-height="150%" fo:text-indent="0.4923in"/>
    </style:style>
    <style:style style:name="T138" style:parent-style-name="Основнойшрифтабзаца" style:family="text">
      <style:text-properties style:font-name-complex="Times New Roman" fo:font-size="12pt" style:font-size-asian="12pt" style:font-size-complex="12pt" fo:language="en" fo:country="US"/>
    </style:style>
    <style:style style:name="P139" style:parent-style-name="Standard" style:family="paragraph">
      <style:paragraph-properties fo:margin-bottom="0in" fo:line-height="150%" fo:text-indent="0.4923in"/>
    </style:style>
    <style:style style:name="T140" style:parent-style-name="Основнойшрифтабзаца" style:family="text">
      <style:text-properties style:font-name-complex="Times New Roman" fo:font-size="12pt" style:font-size-asian="12pt" style:font-size-complex="12pt" fo:language="en" fo:country="US"/>
    </style:style>
    <style:style style:name="P141" style:parent-style-name="Standard" style:family="paragraph">
      <style:paragraph-properties fo:margin-bottom="0in" fo:line-height="150%" fo:text-indent="0.4923in"/>
    </style:style>
    <style:style style:name="T142" style:parent-style-name="Основнойшрифтабзаца" style:family="text">
      <style:text-properties style:font-name-complex="Times New Roman" fo:font-size="12pt" style:font-size-asian="12pt" style:font-size-complex="12pt" fo:language="en" fo:country="US"/>
    </style:style>
    <style:style style:name="P143" style:parent-style-name="Standard" style:family="paragraph">
      <style:paragraph-properties fo:margin-bottom="0in" fo:line-height="150%" fo:text-indent="0.4923in"/>
      <style:text-properties fo:font-size="12pt" style:font-size-asian="12pt" style:font-size-complex="12pt" fo:language="en" fo:country="US"/>
    </style:style>
    <style:style style:name="P144" style:parent-style-name="Standard" style:family="paragraph">
      <style:paragraph-properties fo:margin-bottom="0in" fo:line-height="150%" fo:text-indent="0.4923in"/>
      <style:text-properties fo:font-size="12pt" style:font-size-asian="12pt" style:font-size-complex="12pt" fo:language="en" fo:country="US"/>
    </style:style>
    <style:style style:name="P145" style:parent-style-name="Standard" style:family="paragraph">
      <style:paragraph-properties fo:margin-bottom="0in" fo:line-height="150%" fo:text-indent="0.4923in"/>
      <style:text-properties fo:font-size="12pt" style:font-size-asian="12pt" style:font-size-complex="12pt" fo:language="en" fo:country="US"/>
    </style:style>
    <style:style style:name="P146" style:parent-style-name="Standard" style:family="paragraph">
      <style:paragraph-properties fo:margin-bottom="0in" fo:line-height="150%" fo:text-indent="0.4923in"/>
      <style:text-properties fo:font-size="12pt" style:font-size-asian="12pt" style:font-size-complex="12pt" fo:language="en" fo:country="US"/>
    </style:style>
    <style:style style:name="P147" style:parent-style-name="Standard" style:family="paragraph">
      <style:paragraph-properties fo:margin-bottom="0in" fo:line-height="150%" fo:text-indent="0.4923in"/>
      <style:text-properties fo:font-size="12pt" style:font-size-asian="12pt" style:font-size-complex="12pt" fo:language="en" fo:country="US"/>
    </style:style>
    <style:style style:name="P148" style:parent-style-name="Standard" style:family="paragraph">
      <style:paragraph-properties fo:margin-bottom="0in" fo:line-height="150%" fo:text-indent="0.4923in"/>
      <style:text-properties fo:font-size="12pt" style:font-size-asian="12pt" style:font-size-complex="12pt"/>
    </style:style>
    <style:style style:name="P149" style:parent-style-name="Standard" style:family="paragraph">
      <style:paragraph-properties fo:margin-bottom="0in" fo:line-height="150%" fo:text-indent="0.4923in"/>
      <style:text-properties fo:font-size="12pt" style:font-size-asian="12pt" style:font-size-complex="12pt"/>
    </style:style>
    <style:style style:name="P150" style:parent-style-name="Standard" style:family="paragraph">
      <style:paragraph-properties fo:margin-bottom="0in" fo:line-height="150%" fo:text-indent="0.4923in"/>
      <style:text-properties style:font-name="Times New Roman" fo:font-size="14pt" style:font-size-asian="14pt" style:font-size-complex="14pt"/>
    </style:style>
    <style:style style:name="P151" style:parent-style-name="Standard" style:family="paragraph">
      <style:paragraph-properties fo:margin-bottom="0in" fo:line-height="150%" fo:text-indent="0.4923in"/>
      <style:text-properties style:font-name="Times New Roman" fo:font-size="14pt" style:font-size-asian="14pt" style:font-size-complex="14pt"/>
    </style:style>
    <style:style style:name="P152" style:parent-style-name="Standard" style:family="paragraph">
      <style:paragraph-properties fo:text-align="center" fo:margin-bottom="0in" fo:line-height="150%" fo:text-indent="0.4923in"/>
      <style:text-properties style:font-name="Times New Roman" fo:font-size="18pt" style:font-size-asian="18pt" style:font-size-complex="18pt"/>
    </style:style>
    <style:style style:name="P153" style:parent-style-name="Standard" style:family="paragraph">
      <style:paragraph-properties fo:margin-bottom="0in" fo:line-height="150%" fo:text-indent="0.4923in"/>
      <style:text-properties style:font-name="Times New Roman" fo:font-size="14pt" style:font-size-asian="14pt" style:font-size-complex="14pt"/>
    </style:style>
    <style:style style:name="P154" style:parent-style-name="Standard" style:family="paragraph">
      <style:paragraph-properties fo:margin-bottom="0in" fo:line-height="150%" fo:text-indent="0.4923in"/>
      <style:text-properties style:font-name="Times New Roman" fo:font-size="14pt" style:font-size-asian="14pt" style:font-size-complex="14pt"/>
    </style:style>
    <style:style style:name="P155" style:parent-style-name="Standard" style:family="paragraph">
      <style:paragraph-properties fo:margin-bottom="0in" fo:line-height="150%" fo:text-indent="0.4923in"/>
      <style:text-properties style:font-name="Times New Roman" fo:font-size="14pt" style:font-size-asian="14pt" style:font-size-complex="14pt"/>
    </style:style>
    <style:style style:name="P156" style:parent-style-name="Standard" style:family="paragraph">
      <style:paragraph-properties fo:margin-bottom="0in" fo:line-height="150%" fo:text-indent="0.4923in"/>
      <style:text-properties style:font-name="Times New Roman" fo:font-size="14pt" style:font-size-asian="14pt" style:font-size-complex="14pt"/>
    </style:style>
    <style:style style:name="P157" style:parent-style-name="Standard" style:family="paragraph">
      <style:paragraph-properties fo:margin-bottom="0in" fo:line-height="150%" fo:text-indent="0.4923in"/>
      <style:text-properties style:font-name="Times New Roman" fo:font-size="14pt" style:font-size-asian="14pt" style:font-size-complex="14pt" fo:language="en" fo:country="US"/>
    </style:style>
    <style:style style:name="P158" style:parent-style-name="Standard" style:family="paragraph">
      <style:paragraph-properties fo:margin-bottom="0in" fo:line-height="150%" fo:text-indent="0.4923in"/>
      <style:text-properties style:font-name="Times New Roman" fo:font-size="14pt" style:font-size-asian="14pt" style:font-size-complex="14pt" fo:language="en" fo:country="US"/>
    </style:style>
    <style:style style:name="P159" style:parent-style-name="Standard" style:family="paragraph">
      <style:paragraph-properties fo:margin-bottom="0in" fo:line-height="150%" fo:text-indent="0.4923in"/>
      <style:text-properties style:font-name="Times New Roman" fo:font-size="14pt" style:font-size-asian="14pt" style:font-size-complex="14pt" fo:language="en" fo:country="US"/>
    </style:style>
    <style:style style:name="P160" style:parent-style-name="Standard" style:family="paragraph">
      <style:paragraph-properties fo:margin-bottom="0in" fo:line-height="150%" fo:text-indent="0.4923in"/>
      <style:text-properties style:font-name="Times New Roman" fo:font-size="14pt" style:font-size-asian="14pt" style:font-size-complex="14pt"/>
    </style:style>
    <style:style style:name="P161" style:parent-style-name="Standard" style:family="paragraph">
      <style:paragraph-properties fo:margin-bottom="0in" fo:line-height="150%" fo:text-indent="0.4923in"/>
      <style:text-properties style:font-name="Times New Roman" fo:font-size="14pt" style:font-size-asian="14pt" style:font-size-complex="14pt"/>
    </style:style>
    <style:style style:name="P162" style:parent-style-name="Standard" style:family="paragraph">
      <style:paragraph-properties fo:margin-bottom="0in" fo:line-height="150%" fo:text-indent="0.4923in"/>
    </style:style>
    <style:style style:name="T1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4" style:parent-style-name="Standard" style:family="paragraph">
      <style:paragraph-properties fo:margin-bottom="0in" fo:line-height="150%" fo:text-indent="0.4923in"/>
      <style:text-properties style:font-name="Times New Roman" fo:font-size="14pt" style:font-size-asian="14pt" style:font-size-complex="14pt" fo:language="en" fo:country="US"/>
    </style:style>
    <style:style style:name="P16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66" style:parent-style-name="Основнойшрифтабзаца" style:family="text">
      <style:text-properties style:font-name="Arial" style:font-name-asian="Times New Roman" style:font-name-complex="Arial" fo:color="#222222" fo:font-size="12pt" style:font-size-asian="12pt" style:font-size-complex="12pt" style:language-asian="ru" style:country-asian="RU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168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169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170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171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172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173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17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178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179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180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181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18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186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187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188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189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19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194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196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197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19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P201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20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205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206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20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P210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211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212" style:parent-style-name="Обычный" style:family="paragraph">
      <style:paragraph-properties fo:widows="2" fo:orphans="2" fo:text-align="center" style:vertical-align="auto" fo:background-color="#FFFFFF"/>
      <style:text-properties fo:hyphenate="true"/>
    </style:style>
    <style:style style:name="T213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214" style:parent-style-name="Обычный" style:family="paragraph">
      <style:paragraph-properties fo:widows="2" fo:orphans="2" style:vertical-align="auto" fo:text-indent="0.4916in" fo:background-color="#FFFFFF"/>
      <style:text-properties fo:hyphenate="true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5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226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22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230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233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235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236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P237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23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240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241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242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243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244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245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246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247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P248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24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50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251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252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253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254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25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56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257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258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259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260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261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P262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263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264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265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266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267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268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26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70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271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272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273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274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27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76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277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279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280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281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P282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283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284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28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86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287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288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289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29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91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292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P293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294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295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296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29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98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299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300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301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302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303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304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30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06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307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P308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30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10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311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312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313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314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315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31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17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318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P319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32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21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322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323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324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325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32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27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328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P329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33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31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332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333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334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335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33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37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338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339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340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34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42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343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344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34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46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347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348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349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350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351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352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353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354" style:parent-style-name="Обычный" style:family="paragraph">
      <style:paragraph-properties fo:widows="2" fo:orphans="2" fo:text-align="center" style:vertical-align="auto" fo:background-color="#FFFFFF"/>
      <style:text-properties fo:hyphenate="true"/>
    </style:style>
    <style:style style:name="T3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56" style:parent-style-name="Standard" style:family="paragraph">
      <style:paragraph-properties fo:margin-bottom="0in" fo:line-height="150%" fo:margin-left="0.4916in" fo:text-indent="0.4923in">
        <style:tab-stops/>
      </style:paragraph-properties>
    </style:style>
    <style:style style:name="T3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0" style:parent-style-name="Standard" style:family="paragraph">
      <style:paragraph-properties fo:margin-bottom="0in" fo:line-height="150%" fo:margin-left="0.4916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361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362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363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364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36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500050" fo:font-size="14pt" style:font-size-asian="14pt" style:font-size-complex="14pt" fo:background-color="#FFFFFF" fo:language="en" fo:country="US" style:language-asian="ru" style:country-asian="RU" fo:hyphenate="true"/>
    </style:style>
    <style:style style:name="P36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500050" fo:font-size="14pt" style:font-size-asian="14pt" style:font-size-complex="14pt" fo:background-color="#FFFFFF" fo:language="en" fo:country="US" style:language-asian="ru" style:country-asian="RU" fo:hyphenate="true"/>
    </style:style>
    <style:style style:name="P36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500050" fo:font-size="14pt" style:font-size-asian="14pt" style:font-size-complex="14pt" fo:background-color="#FFFFFF" fo:language="en" fo:country="US" style:language-asian="ru" style:country-asian="RU" fo:hyphenate="true"/>
    </style:style>
    <style:style style:name="P36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500050" fo:font-size="14pt" style:font-size-asian="14pt" style:font-size-complex="14pt" fo:background-color="#FFFFFF" fo:language="en" fo:country="US" style:language-asian="ru" style:country-asian="RU" fo:hyphenate="true"/>
    </style:style>
    <style:style style:name="P369" style:parent-style-name="Обычный" style:family="paragraph">
      <style:paragraph-properties fo:widows="2" fo:orphans="2" style:vertical-align="auto"/>
      <style:text-properties fo:hyphenate="true"/>
    </style:style>
    <style:style style:name="T370" style:parent-style-name="Основнойшрифтабзаца" style:family="text">
      <style:text-properties style:font-name="Times New Roman" style:font-name-asian="Times New Roman" style:font-name-complex="Times New Roman" fo:color="#500050" fo:font-size="14pt" style:font-size-asian="14pt" style:font-size-complex="14pt" fo:background-color="#FFFFFF" fo:language="en" fo:country="US" style:language-asian="ru" style:country-asian="RU"/>
    </style:style>
    <style:style style:name="T371" style:parent-style-name="Основнойшрифтабзаца" style:family="text">
      <style:text-properties style:font-name="Times New Roman" style:font-name-asian="Times New Roman" style:font-name-complex="Times New Roman" fo:color="#500050" fo:font-size="14pt" style:font-size-asian="14pt" style:font-size-complex="14pt" fo:background-color="#FFFFFF" style:language-asian="ru" style:country-asian="RU"/>
    </style:style>
    <style:style style:name="P372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37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74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375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P376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37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78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379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380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38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82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383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P384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385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386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387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388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389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390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391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39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93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394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395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396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397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398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399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400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401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40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03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404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P405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40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07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408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409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41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11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412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P413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414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415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416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417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418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419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420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421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422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42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24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425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426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427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428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429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430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431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432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433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43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35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436" style:parent-style-name="Обычный" style:family="paragraph">
      <style:paragraph-properties fo:widows="2" fo:orphans="2" fo:text-align="center" style:vertical-align="auto" fo:background-color="#FFFFFF"/>
      <style:text-properties fo:hyphenate="true"/>
    </style:style>
    <style:style style:name="T4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8" style:parent-style-name="Standard" style:family="paragraph">
      <style:paragraph-properties fo:margin-bottom="0in" fo:line-height="150%" fo:margin-left="0.4916in" fo:text-indent="0.4923in">
        <style:tab-stops/>
      </style:paragraph-properties>
    </style:style>
    <style:style style:name="T4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2" style:parent-style-name="Standard" style:family="paragraph">
      <style:paragraph-properties fo:margin-bottom="0in" fo:line-height="150%" fo:margin-left="0.4916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443" style:parent-style-name="Обычный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44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45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46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47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48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449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50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451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52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453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54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455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56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457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58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459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60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461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62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63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64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65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66" style:parent-style-name="Основнойшрифтабзаца" style:family="text">
      <style:text-properties style:font-name="Courier New" style:font-name-asian="Times New Roman" style:font-name-complex="Courier New" fo:color="#500050" fo:font-size="10pt" style:font-size-asian="10pt" style:font-size-complex="10pt" fo:language="en" fo:country="US" style:language-asian="ru" style:country-asian="RU"/>
    </style:style>
    <style:style style:name="T467" style:parent-style-name="Основнойшрифтабзаца" style:family="text">
      <style:text-properties style:font-name="Courier New" style:font-name-asian="Times New Roman" style:font-name-complex="Courier New" fo:color="#500050" fo:font-size="10pt" style:font-size-asian="10pt" style:font-size-complex="10pt" fo:language="en" fo:country="US" style:language-asian="ru" style:country-asian="RU"/>
    </style:style>
    <style:style style:name="T468" style:parent-style-name="Основнойшрифтабзаца" style:family="text">
      <style:text-properties style:font-name="Courier New" style:font-name-asian="Times New Roman" style:font-name-complex="Courier New" fo:color="#500050" fo:font-size="10pt" style:font-size-asian="10pt" style:font-size-complex="10pt" fo:language="en" fo:country="US" style:language-asian="ru" style:country-asian="RU"/>
    </style:style>
    <style:style style:name="T469" style:parent-style-name="Основнойшрифтабзаца" style:family="text">
      <style:text-properties style:font-name="Courier New" style:font-name-asian="Times New Roman" style:font-name-complex="Courier New" fo:color="#500050" fo:font-size="10pt" style:font-size-asian="10pt" style:font-size-complex="10pt" fo:language="en" fo:country="US" style:language-asian="ru" style:country-asian="RU"/>
    </style:style>
    <style:style style:name="T470" style:parent-style-name="Основнойшрифтабзаца" style:family="text">
      <style:text-properties style:font-name="Courier New" style:font-name-asian="Times New Roman" style:font-name-complex="Courier New" fo:color="#500050" fo:font-size="10pt" style:font-size-asian="10pt" style:font-size-complex="10pt" fo:language="en" fo:country="US" style:language-asian="ru" style:country-asian="RU"/>
    </style:style>
    <style:style style:name="T471" style:parent-style-name="Основнойшрифтабзаца" style:family="text">
      <style:text-properties style:font-name="Courier New" style:font-name-asian="Times New Roman" style:font-name-complex="Courier New" fo:color="#500050" fo:font-size="10pt" style:font-size-asian="10pt" style:font-size-complex="10pt" fo:language="en" fo:country="US" style:language-asian="ru" style:country-asian="RU"/>
    </style:style>
    <style:style style:name="T472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73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474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75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476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77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478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79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480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81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482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83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484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85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486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87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88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489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90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491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92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493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94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495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96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97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498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499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00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01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02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03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04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05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06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07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08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09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10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11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12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13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14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15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16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17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18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19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20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21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22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23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24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25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26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27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28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29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30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31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32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33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34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35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36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37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38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39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40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41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42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43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44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45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46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47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48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49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50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51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52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53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54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55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56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57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58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59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60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61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62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63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64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65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66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67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68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69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70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71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72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73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74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75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76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77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78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79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80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81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82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83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84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85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86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87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88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89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90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91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92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93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94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95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96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97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598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599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600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01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602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03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604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05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606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07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608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09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610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11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612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613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614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fo:language="en" fo:country="US" style:language-asian="ru" style:country-asian="RU"/>
    </style:style>
    <style:style style:name="T615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16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17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18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19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20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21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22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23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24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25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26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27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28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29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30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31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32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33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34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35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36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37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38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39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40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41" style:parent-style-name="Основнойшрифтабзаца" style:family="text">
      <style:text-properties style:font-name="Courier New" style:font-name-asian="Times New Roman" style:font-name-complex="Courier New" fo:color="#222222" fo:font-size="10pt" style:font-size-asian="10pt" style:font-size-complex="10pt" style:language-asian="ru" style:country-asian="RU"/>
    </style:style>
    <style:style style:name="T642" style:parent-style-name="Основнойшрифтабзаца" style:family="text">
      <style:text-properties style:font-name="Courier New" style:font-name-asian="Times New Roman" style:font-name-complex="Courier New" fo:color="#500050" fo:font-size="10pt" style:font-size-asian="10pt" style:font-size-complex="10pt" style:language-asian="ru" style:country-asian="RU"/>
    </style:style>
    <style:style style:name="T643" style:parent-style-name="Основнойшрифтабзаца" style:family="text">
      <style:text-properties style:font-name="Courier New" style:font-name-asian="Times New Roman" style:font-name-complex="Courier New" fo:color="#500050" fo:font-size="10pt" style:font-size-asian="10pt" style:font-size-complex="10pt" style:language-asian="ru" style:country-asian="RU"/>
    </style:style>
    <style:style style:name="T644" style:parent-style-name="Основнойшрифтабзаца" style:family="text">
      <style:text-properties style:font-name="Courier New" style:font-name-asian="Times New Roman" style:font-name-complex="Courier New" fo:color="#500050" fo:font-size="10pt" style:font-size-asian="10pt" style:font-size-complex="10pt" style:language-asian="ru" style:country-asian="RU"/>
    </style:style>
    <style:style style:name="T645" style:parent-style-name="Основнойшрифтабзаца" style:family="text">
      <style:text-properties style:font-name="Courier New" style:font-name-asian="Times New Roman" style:font-name-complex="Courier New" fo:color="#500050" fo:font-size="10pt" style:font-size-asian="10pt" style:font-size-complex="10pt" style:language-asian="ru" style:country-asian="RU"/>
    </style:style>
    <style:style style:name="P646" style:parent-style-name="Standard" style:family="paragraph">
      <style:paragraph-properties fo:text-align="center" fo:margin-bottom="0in" fo:line-height="150%" fo:margin-left="0.4916in" fo:text-indent="0.4923in">
        <style:tab-stops/>
      </style:paragraph-properties>
    </style:style>
    <style:style style:name="T647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648" style:parent-style-name="Standard" style:family="paragraph">
      <style:paragraph-properties fo:text-align="justify" fo:margin-bottom="0in" fo:line-height="150%" fo:margin-left="0.4916in" fo:text-indent="0.4923in">
        <style:tab-stops/>
      </style:paragraph-properties>
    </style:style>
    <style:style style:name="T6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0" style:parent-style-name="Основнойшрифтабзаца" style:family="text">
      <style:text-properties style:font-name="Cambria Math" style:font-name-complex="Cambria Math" fo:font-size="14pt" style:font-size-asian="14pt" style:font-size-complex="14pt"/>
    </style:style>
    <style:style style:name="T6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2" style:parent-style-name="Основнойшрифтабзаца" style:family="text">
      <style:text-properties style:font-name="Cambria Math" style:font-name-complex="Cambria Math" fo:font-size="14pt" style:font-size-asian="14pt" style:font-size-complex="14pt"/>
    </style:style>
    <style:style style:name="T6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4" style:parent-style-name="Основнойшрифтабзаца" style:family="text">
      <style:text-properties style:font-name="Cambria Math" style:font-name-complex="Cambria Math" fo:font-size="14pt" style:font-size-asian="14pt" style:font-size-complex="14pt"/>
    </style:style>
    <style:style style:name="T6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6" style:parent-style-name="Основнойшрифтабзаца" style:family="text">
      <style:text-properties style:font-name="Cambria Math" style:font-name-complex="Cambria Math" fo:font-size="14pt" style:font-size-asian="14pt" style:font-size-complex="14pt"/>
    </style:style>
    <style:style style:name="T6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59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60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61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62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63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64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65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66" style:parent-style-name="Обычный" style:family="paragraph">
      <style:paragraph-properties fo:widows="2" fo:orphans="2" style:vertical-align="auto"/>
      <style:text-properties style:font-name="Arial" style:font-name-asian="Times New Roman" style:font-name-complex="Arial" fo:color="#500050" fo:font-size="12pt" style:font-size-asian="12pt" style:font-size-complex="12pt" fo:background-color="#FFFFFF" fo:language="en" fo:country="US" style:language-asian="ru" style:country-asian="RU" fo:hyphenate="true"/>
    </style:style>
    <style:style style:name="P667" style:parent-style-name="Обычный" style:family="paragraph">
      <style:paragraph-properties fo:widows="2" fo:orphans="2" style:vertical-align="auto"/>
      <style:text-properties style:font-name="Arial" style:font-name-asian="Times New Roman" style:font-name-complex="Arial" fo:color="#500050" fo:font-size="12pt" style:font-size-asian="12pt" style:font-size-complex="12pt" fo:background-color="#FFFFFF" fo:language="en" fo:country="US" style:language-asian="ru" style:country-asian="RU" fo:hyphenate="true"/>
    </style:style>
    <style:style style:name="P668" style:parent-style-name="Обычный" style:family="paragraph">
      <style:paragraph-properties fo:widows="2" fo:orphans="2" style:vertical-align="auto"/>
      <style:text-properties style:font-name="Arial" style:font-name-asian="Times New Roman" style:font-name-complex="Arial" fo:color="#500050" fo:font-size="12pt" style:font-size-asian="12pt" style:font-size-complex="12pt" fo:background-color="#FFFFFF" fo:language="en" fo:country="US" style:language-asian="ru" style:country-asian="RU" fo:hyphenate="true"/>
    </style:style>
    <style:style style:name="P669" style:parent-style-name="Обычный" style:family="paragraph">
      <style:paragraph-properties fo:widows="2" fo:orphans="2" style:vertical-align="auto"/>
      <style:text-properties style:font-name="Arial" style:font-name-asian="Times New Roman" style:font-name-complex="Arial" fo:color="#500050" fo:font-size="12pt" style:font-size-asian="12pt" style:font-size-complex="12pt" fo:background-color="#FFFFFF" fo:language="en" fo:country="US" style:language-asian="ru" style:country-asian="RU" fo:hyphenate="true"/>
    </style:style>
    <style:style style:name="P670" style:parent-style-name="Обычный" style:family="paragraph">
      <style:paragraph-properties fo:widows="2" fo:orphans="2" style:vertical-align="auto"/>
      <style:text-properties style:font-name="Arial" style:font-name-asian="Times New Roman" style:font-name-complex="Arial" fo:color="#500050" fo:font-size="12pt" style:font-size-asian="12pt" style:font-size-complex="12pt" fo:background-color="#FFFFFF" fo:language="en" fo:country="US" style:language-asian="ru" style:country-asian="RU" fo:hyphenate="true"/>
    </style:style>
    <style:style style:name="P671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72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73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7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75" style:parent-style-name="Основнойшрифтабзаца" style:family="text"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/>
    </style:style>
    <style:style style:name="T676" style:parent-style-name="Основнойшрифтабзаца" style:family="text">
      <style:text-properties style:font-name="Arial" style:font-name-asian="Times New Roman" style:font-name-complex="Arial" fo:color="#222222" fo:font-size="12pt" style:font-size-asian="12pt" style:font-size-complex="12pt" style:language-asian="ru" style:country-asian="RU"/>
    </style:style>
    <style:style style:name="P677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678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67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80" style:parent-style-name="Основнойшрифтабзаца" style:family="text">
      <style:text-properties style:font-name="Arial" style:font-name-asian="Times New Roman" style:font-name-complex="Arial" fo:color="#222222" fo:font-size="12pt" style:font-size-asian="12pt" style:font-size-complex="12pt" style:language-asian="ru" style:country-asian="RU"/>
    </style:style>
    <style:style style:name="T681" style:parent-style-name="Основнойшрифтабзаца" style:family="text"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/>
    </style:style>
    <style:style style:name="P682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83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84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85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86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87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88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89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90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91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92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93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94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95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96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97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98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69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00" style:parent-style-name="Основнойшрифтабзаца" style:family="text"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/>
    </style:style>
    <style:style style:name="T701" style:parent-style-name="Основнойшрифтабзаца" style:family="text">
      <style:text-properties style:font-name="Arial" style:font-name-asian="Times New Roman" style:font-name-complex="Arial" fo:color="#222222" fo:font-size="12pt" style:font-size-asian="12pt" style:font-size-complex="12pt" style:language-asian="ru" style:country-asian="RU"/>
    </style:style>
    <style:style style:name="P702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703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704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05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06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07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08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09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10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11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12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13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14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15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16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17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18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19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20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21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22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23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24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25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26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27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28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29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730" style:parent-style-name="Standard" style:family="paragraph">
      <style:paragraph-properties fo:text-align="center" fo:margin-bottom="0in" fo:line-height="150%" fo:margin-left="0.4916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731" style:parent-style-name="Standard" style:family="paragraph">
      <style:paragraph-properties fo:text-align="center" fo:margin-bottom="0in" fo:line-height="150%" fo:margin-left="0.4916in" fo:text-indent="0.4923in">
        <style:tab-stops/>
      </style:paragraph-properties>
    </style:style>
    <style:style style:name="T7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33" style:parent-style-name="Standard" style:family="paragraph">
      <style:paragraph-properties fo:text-align="justify" fo:margin-bottom="0in" fo:line-height="150%" fo:margin-left="0.4916in" fo:text-indent="0.4923in">
        <style:tab-stops/>
      </style:paragraph-properties>
    </style:style>
    <style:style style:name="T7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37" style:parent-style-name="Standard" style:family="paragraph">
      <style:paragraph-properties fo:text-align="justify" fo:margin-bottom="0in" fo:line-height="150%" fo:margin-left="0.4916in" fo:text-indent="0.4923in">
        <style:tab-stops/>
      </style:paragraph-properties>
      <style:text-properties fo:language="en" fo:country="US"/>
    </style:style>
    <style:style style:name="P738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739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740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741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742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743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744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745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746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747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748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749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750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751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752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75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54" style:parent-style-name="Основнойшрифтабзаца" style:family="text">
      <style:text-properties style:font-name="Arial" style:font-name-asian="Times New Roman" style:font-name-complex="Arial" fo:color="#222222" fo:font-size="12pt" style:font-size-asian="12pt" style:font-size-complex="12pt" style:language-asian="ru" style:country-asian="RU"/>
    </style:style>
    <style:style style:name="T755" style:parent-style-name="Основнойшрифтабзаца" style:family="text"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/>
    </style:style>
    <style:style style:name="P756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57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5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59" style:parent-style-name="Основнойшрифтабзаца" style:family="text">
      <style:text-properties style:font-name="Arial" style:font-name-asian="Times New Roman" style:font-name-complex="Arial" fo:color="#222222" fo:font-size="12pt" style:font-size-asian="12pt" style:font-size-complex="12pt" style:language-asian="ru" style:country-asian="RU"/>
    </style:style>
    <style:style style:name="T760" style:parent-style-name="Основнойшрифтабзаца" style:family="text"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/>
    </style:style>
    <style:style style:name="T761" style:parent-style-name="Основнойшрифтабзаца" style:family="text">
      <style:text-properties style:font-name="Arial" style:font-name-asian="Times New Roman" style:font-name-complex="Arial" fo:color="#222222" fo:font-size="12pt" style:font-size-asian="12pt" style:font-size-complex="12pt" style:language-asian="ru" style:country-asian="RU"/>
    </style:style>
    <style:style style:name="T762" style:parent-style-name="Основнойшрифтабзаца" style:family="text"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/>
    </style:style>
    <style:style style:name="P763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US" style:language-asian="ru" style:country-asian="RU" fo:hyphenate="true"/>
    </style:style>
    <style:style style:name="P764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765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766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767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768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769" style:parent-style-name="Обычный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ru" style:country-asian="RU" fo:hyphenate="true"/>
    </style:style>
    <style:style style:name="P770" style:parent-style-name="Standard" style:family="paragraph">
      <style:paragraph-properties fo:text-align="center" fo:margin-bottom="0in" fo:line-height="150%" fo:margin-left="0.4916in" fo:text-indent="0.4923in">
        <style:tab-stops/>
      </style:paragraph-properties>
    </style:style>
    <style:style style:name="T771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772" style:parent-style-name="Standard" style:family="paragraph">
      <style:paragraph-properties fo:text-align="justify" fo:margin-bottom="0in" fo:line-height="150%" fo:margin-left="0.4916in" fo:text-indent="0.4923in">
        <style:tab-stops/>
      </style:paragraph-properties>
    </style:style>
    <style:style style:name="T7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74" style:parent-style-name="Обычный" style:family="paragraph">
      <style:paragraph-properties fo:widows="2" fo:orphans="2" style:vertical-align="auto"/>
      <style:text-properties fo:hyphenate="true"/>
    </style:style>
    <style:style style:name="T775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background-color="#FFFFFF" style:language-asian="ru" style:country-asian="RU"/>
    </style:style>
    <style:style style:name="T776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background-color="#FFFFFF" style:language-asian="ru" style:country-asian="RU"/>
    </style:style>
    <style:style style:name="T777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background-color="#FFFFFF" style:language-asian="ru" style:country-asian="RU"/>
    </style:style>
    <style:style style:name="T778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background-color="#FFFFFF" style:language-asian="ru" style:country-asian="RU"/>
    </style:style>
    <style:style style:name="T779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background-color="#FFFFFF" style:language-asian="ru" style:country-asian="RU"/>
    </style:style>
    <style:style style:name="P780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781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782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783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784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785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786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787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788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789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79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91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792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P793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79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95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T796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797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798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799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800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801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802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803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 fo:hyphenate="true"/>
    </style:style>
    <style:style style:name="P80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05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806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/>
    </style:style>
    <style:style style:name="P807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808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en" fo:country="US" style:language-asian="ru" style:country-asian="RU" fo:hyphenate="true"/>
    </style:style>
    <style:style style:name="P809" style:parent-style-name="Обычный" style:family="paragraph">
      <style:paragraph-properties fo:widows="2" fo:orphans="2" fo:text-align="center" style:vertical-align="auto" fo:background-color="#FFFFFF"/>
      <style:text-properties fo:hyphenate="true"/>
    </style:style>
    <style:style style:name="T810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811" style:parent-style-name="Standard" style:family="paragraph">
      <style:paragraph-properties fo:text-align="justify" fo:margin-bottom="0in" fo:line-height="150%" fo:margin-left="0.4916in" fo:text-indent="0.4923in">
        <style:tab-stops/>
      </style:paragraph-properties>
    </style:style>
    <style:style style:name="T8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13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2pt" style:font-size-asian="12pt" style:font-size-complex="12pt" fo:language="en" fo:country="US" style:language-asian="ru" style:country-asian="RU" fo:hyphenate="true"/>
    </style:style>
    <style:style style:name="P814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2pt" style:font-size-asian="12pt" style:font-size-complex="12pt" fo:language="en" fo:country="US" style:language-asian="ru" style:country-asian="RU" fo:hyphenate="true"/>
    </style:style>
    <style:style style:name="P815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2pt" style:font-size-asian="12pt" style:font-size-complex="12pt" fo:language="en" fo:country="US" style:language-asian="ru" style:country-asian="RU" fo:hyphenate="true"/>
    </style:style>
    <style:style style:name="P816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2pt" style:font-size-asian="12pt" style:font-size-complex="12pt" fo:language="en" fo:country="US" style:language-asian="ru" style:country-asian="RU" fo:hyphenate="true"/>
    </style:style>
    <style:style style:name="P817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2pt" style:font-size-asian="12pt" style:font-size-complex="12pt" fo:language="en" fo:country="US" style:language-asian="ru" style:country-asian="RU" fo:hyphenate="true"/>
    </style:style>
    <style:style style:name="P818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2pt" style:font-size-asian="12pt" style:font-size-complex="12pt" fo:language="en" fo:country="US" style:language-asian="ru" style:country-asian="RU" fo:hyphenate="true"/>
    </style:style>
    <style:style style:name="P819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2pt" style:font-size-asian="12pt" style:font-size-complex="12pt" fo:language="en" fo:country="US" style:language-asian="ru" style:country-asian="RU" fo:hyphenate="true"/>
    </style:style>
    <style:style style:name="P820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2pt" style:font-size-asian="12pt" style:font-size-complex="12pt" fo:language="en" fo:country="US" style:language-asian="ru" style:country-asian="RU" fo:hyphenate="true"/>
    </style:style>
    <style:style style:name="P821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2pt" style:font-size-asian="12pt" style:font-size-complex="12pt" fo:language="en" fo:country="US" style:language-asian="ru" style:country-asian="RU" fo:hyphenate="true"/>
    </style:style>
    <style:style style:name="P822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2pt" style:font-size-asian="12pt" style:font-size-complex="12pt" fo:language="en" fo:country="US" style:language-asian="ru" style:country-asian="RU" fo:hyphenate="true"/>
    </style:style>
    <style:style style:name="P823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2pt" style:font-size-asian="12pt" style:font-size-complex="12pt" fo:language="en" fo:country="US" style:language-asian="ru" style:country-asian="RU" fo:hyphenate="true"/>
    </style:style>
    <style:style style:name="P82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500050" fo:font-size="12pt" style:font-size-asian="12pt" style:font-size-complex="12pt" fo:background-color="#FFFFFF" fo:language="en" fo:country="US" style:language-asian="ru" style:country-asian="RU" fo:hyphenate="true"/>
    </style:style>
    <style:style style:name="P82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500050" fo:font-size="12pt" style:font-size-asian="12pt" style:font-size-complex="12pt" fo:background-color="#FFFFFF" style:language-asian="ru" style:country-asian="RU" fo:hyphenate="true"/>
    </style:style>
    <style:style style:name="P82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500050" fo:font-size="12pt" style:font-size-asian="12pt" style:font-size-complex="12pt" fo:background-color="#FFFFFF" style:language-asian="ru" style:country-asian="RU" fo:hyphenate="true"/>
    </style:style>
    <style:style style:name="P82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500050" fo:font-size="12pt" style:font-size-asian="12pt" style:font-size-complex="12pt" fo:background-color="#FFFFFF" style:language-asian="ru" style:country-asian="RU" fo:hyphenate="true"/>
    </style:style>
    <style:style style:name="P82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500050" fo:font-size="12pt" style:font-size-asian="12pt" style:font-size-complex="12pt" fo:background-color="#FFFFFF" style:language-asian="ru" style:country-asian="RU" fo:hyphenate="true"/>
    </style:style>
    <style:style style:name="P829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2pt" style:font-size-asian="12pt" style:font-size-complex="12pt" style:language-asian="ru" style:country-asian="RU" fo:hyphenate="true"/>
    </style:style>
    <style:style style:name="P830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2pt" style:font-size-asian="12pt" style:font-size-complex="12pt" style:language-asian="ru" style:country-asian="RU" fo:hyphenate="true"/>
    </style:style>
    <style:style style:name="P831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2pt" style:font-size-asian="12pt" style:font-size-complex="12pt" style:language-asian="ru" style:country-asian="RU" fo:hyphenate="true"/>
    </style:style>
    <style:style style:name="P832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2pt" style:font-size-asian="12pt" style:font-size-complex="12pt" style:language-asian="ru" style:country-asian="RU" fo:hyphenate="true"/>
    </style:style>
    <style:style style:name="P833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2pt" style:font-size-asian="12pt" style:font-size-complex="12pt" style:language-asian="ru" style:country-asian="RU" fo:hyphenate="true"/>
    </style:style>
    <style:style style:name="P834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2pt" style:font-size-asian="12pt" style:font-size-complex="12pt" style:language-asian="ru" style:country-asian="RU" fo:hyphenate="true"/>
    </style:style>
    <style:style style:name="P835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2pt" style:font-size-asian="12pt" style:font-size-complex="12pt" style:language-asian="ru" style:country-asian="RU" fo:hyphenate="true"/>
    </style:style>
    <style:style style:name="P836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2pt" style:font-size-asian="12pt" style:font-size-complex="12pt" style:language-asian="ru" style:country-asian="RU" fo:hyphenate="true"/>
    </style:style>
    <style:style style:name="P837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2pt" style:font-size-asian="12pt" style:font-size-complex="12pt" style:language-asian="ru" style:country-asian="RU" fo:hyphenate="true"/>
    </style:style>
    <style:style style:name="P838" style:parent-style-name="Обычный" style:family="paragraph">
      <style:paragraph-properties fo:widows="2" fo:orphans="2" style:vertical-align="auto" fo:background-color="#FFFFFF"/>
      <style:text-properties style:font-name="Times New Roman" style:font-name-asian="Times New Roman" style:font-name-complex="Times New Roman" fo:color="#222222" fo:font-size="12pt" style:font-size-asian="12pt" style:font-size-complex="12pt" style:language-asian="ru" style:country-asian="RU" fo:hyphenate="true"/>
    </style:style>
    <style:style style:name="P83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500050" fo:font-size="12pt" style:font-size-asian="12pt" style:font-size-complex="12pt" fo:background-color="#FFFFFF" style:language-asian="ru" style:country-asian="RU" fo:hyphenate="true"/>
    </style:style>
    <style:style style:name="P84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500050" fo:font-size="12pt" style:font-size-asian="12pt" style:font-size-complex="12pt" fo:background-color="#FFFFFF" style:language-asian="ru" style:country-asian="RU" fo:hyphenate="true"/>
    </style:style>
    <style:style style:name="P84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500050" fo:font-size="12pt" style:font-size-asian="12pt" style:font-size-complex="12pt" fo:background-color="#FFFFFF" style:language-asian="ru" style:country-asian="RU" fo:hyphenate="true"/>
    </style:style>
    <style:style style:name="P84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500050" fo:font-size="12pt" style:font-size-asian="12pt" style:font-size-complex="12pt" fo:background-color="#FFFFFF" style:language-asian="ru" style:country-asian="RU" fo:hyphenate="true"/>
    </style:style>
    <style:style style:name="P843" style:parent-style-name="Standard" style:family="paragraph">
      <style:paragraph-properties fo:text-align="justify" fo:margin-bottom="0in" fo:line-height="150%" fo:margin-left="0.4916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</office:automatic-styles>
  <office:body>
    <office:text text:use-soft-page-breaks="true">
      <text:p text:style-name="P1"><text:span text:style-name="T2">1. Директивы определения данных</text:span></text:p>
      <text:p text:style-name="P3"><text:span text:style-name="T4">1.5 <text:s/>Построить листинг для фрагмента программы, если адрес A равен 0.</text:span></text:p>
      <text:p text:style-name="P5"><text:span text:style-name="T6">A</text:span><text:span text:style-name="T7"><text:s/></text:span><text:span text:style-name="T8">ADB</text:span><text:span text:style-name="T9"><text:s/>10</text:span><text:span text:style-name="T10">h</text:span></text:p>
      <text:p text:style-name="P11"><text:span text:style-name="T12"><text:s/></text:span><text:span text:style-name="T13">B DB 20h</text:span></text:p>
      <text:p text:style-name="P14"><text:span text:style-name="T15"><text:s/>C DD B, C–A</text:span></text:p>
      <text:p text:style-name="P16"><text:span text:style-name="T17">Листинг</text:span><text:span text:style-name="T18"><text:s/></text:span><text:span text:style-name="T19">кода</text:span><text:span text:style-name="T20">:</text:span></text:p>
      <text:p text:style-name="P21"><text:span text:style-name="T22">MOV AL, [A]</text:span></text:p>
      <text:p text:style-name="P23"><text:span text:style-name="T24">CBW ; Sign-extend AL to AX</text:span></text:p>
      <text:p text:style-name="P25"><text:span text:style-name="T26">MOV BX, [B]</text:span></text:p>
      <text:p text:style-name="P27"><text:span text:style-name="T28">MOV CX, [C]</text:span></text:p>
      <text:p text:style-name="P29"><text:span text:style-name="T30">SUB CX, AX</text:span></text:p>
      <text:p text:style-name="P31"><text:span text:style-name="T32">2. Команды пересылок. Оператор</text:span><text:span text:style-name="T33"><text:s/>ptr</text:span></text:p>
      <text:p text:style-name="P34"><text:span text:style-name="T35">2.5 <text:s/></text:span><text:span text:style-name="T36">A</text:span><text:span text:style-name="T37"><text:s/></text:span><text:span text:style-name="T38">DB</text:span><text:span text:style-name="T39"><text:s/>?<text:s/></text:span><text:span text:style-name="T40">B DW ? C DD ? D</text:span><text:span text:style-name="T41"><text:s/></text:span><text:span text:style-name="T42">DQ</text:span><text:span text:style-name="T43"><text:s/>?<text:s/></text:span><text:span text:style-name="T44">Трактуя содержимое переменных A, B, C и D как числа со знаком, записать в эти переменные а) наименьшие б) наибольшие возможные числа, соответствующие размерам переменных.</text:span></text:p>
      <text:p text:style-name="P45"><text:span text:style-name="T46">а</text:span><text:span text:style-name="T47">)</text:span></text:p>
      <text:p text:style-name="P48"><text:span text:style-name="T49">A DB -128</text:span></text:p>
      <text:p text:style-name="P50"><text:span text:style-name="T51">B DW -32768</text:span></text:p>
      <text:p text:style-name="P52"><text:span text:style-name="T53">C DD -2147483648</text:span></text:p>
      <text:p text:style-name="P54"><text:span text:style-name="T55">D DQ -9223372036854775808</text:span></text:p>
      <text:p text:style-name="P56"><text:span text:style-name="T57">б</text:span><text:span text:style-name="T58">)</text:span></text:p>
      <text:p text:style-name="P59"><text:span text:style-name="T60">A DB 127</text:span></text:p>
      <text:p text:style-name="P61"><text:span text:style-name="T62">B DW 32767</text:span></text:p>
      <text:p text:style-name="P63"><text:span text:style-name="T64">C DD 2147483647</text:span></text:p>
      <text:p text:style-name="P65"><text:span text:style-name="T66">D DQ 9223372036854775807</text:span></text:p>
      <text:p text:style-name="P67"><text:span text:style-name="T68">3. Арифметические команды</text:span></text:p>
      <text:p text:style-name="P69"><text:span text:style-name="T70">3.5 Указать исходное значение регистра AL (любое из возможных), при котором после выполнения команды ADD AL,2 флаги имели бы следующие значения: а) CF=1, OF=0, SF=0 б) CF=0, OF=1, SF=1</text:span></text:p>
      <text:soft-page-break/>
      <text:p text:style-name="P71"><text:span text:style-name="T72">а) Для CF=1, OF=0, SF=0:</text:span></text:p>
      <text:p text:style-name="P73"><text:span text:style-name="T74">Исходное значение AL = 0xFC (-4 в десятичной системе)</text:span></text:p>
      <text:p text:style-name="P75"><text:span text:style-name="T76">После выполнения команды ADD AL,2: AL = 0xFE</text:span></text:p>
      <text:p text:style-name="P77"><text:span text:style-name="T78">CF = 1 (перенос из старшего разряда)</text:span></text:p>
      <text:p text:style-name="P79"><text:span text:style-name="T80">OF = 0 (переполнение не произошло)</text:span></text:p>
      <text:p text:style-name="P81"><text:span text:style-name="T82">SF = 0 (знак равен 0)</text:span></text:p>
      <text:p text:style-name="P83"><text:span text:style-name="T84">б</text:span><text:span text:style-name="T85">)<text:s/></text:span><text:span text:style-name="T86">Для</text:span><text:span text:style-name="T87"><text:s/>CF=0, OF=1, SF=1:</text:span></text:p>
      <text:p text:style-name="P88"><text:span text:style-name="T89">Исходное значение AL = 0x7F (127 в десятичной системе)</text:span></text:p>
      <text:p text:style-name="P90"><text:span text:style-name="T91">После выполнения команды ADD AL,2: AL = 0x81</text:span></text:p>
      <text:p text:style-name="P92"><text:span text:style-name="T93">CF = 0 (переноса из старшего разряда нет)</text:span></text:p>
      <text:p text:style-name="P94"><text:span text:style-name="T95">OF = 1 (переполнение произошло)</text:span></text:p>
      <text:p text:style-name="P96"><text:span text:style-name="T97">SF = 1 (знак равен 1)</text:span></text:p>
      <text:p text:style-name="P98"/>
      <text:p text:style-name="P99"><text:span text:style-name="T100">Команды ввода и вывода. Структура программы</text:span></text:p>
      <text:p text:style-name="P101"><text:span text:style-name="T102">4.5 S DB 'N', 'N'+1, 'N'+2, 0 Что будет напечатано в результате выполнения команды OUTSTR offset S</text:span></text:p>
      <text:p text:style-name="P103"><text:span text:style-name="T104">Строка "4.5 S DB 'N', 'N'+1, 'N'+2, 0" создает массив символов в памяти, содержащий значения 'N', 'O', 'P' и нулевой символ (для завершения строки).</text:span></text:p>
      <text:p text:style-name="P105"><text:span text:style-name="T106">После выполнения команды "OUTSTR offset S", будет напечатан символ 'N', потом символ 'O', затем символ 'P', и вывод будет завершен, т.к. встречен нулевой символ. Таким образом, на экран будет выведено "NOP".</text:span></text:p>
      <text:p text:style-name="P107"><text:span text:style-name="T108">Команды перехода</text:span></text:p>
      <text:p text:style-name="P109"><text:span text:style-name="T110">5.5 Реализовать следующие последовательности операторов (числа</text:span></text:p>
      <text:p text:style-name="P111"><text:span text:style-name="T112">со</text:span><text:span text:style-name="T113"><text:s/></text:span><text:span text:style-name="T114">знаком</text:span><text:span text:style-name="T115">)</text:span></text:p>
      <text:p text:style-name="P116"><text:span text:style-name="T117">а</text:span><text:span text:style-name="T118">) if ESI&gt;20 then AL:= 1 else AL:= 0;</text:span></text:p>
      <text:p text:style-name="P119"><text:span text:style-name="T120">б</text:span><text:span text:style-name="T121">) AL:=0;</text:span></text:p>
      <text:p text:style-name="P122"><text:span text:style-name="T123">if ESI&gt;20 then AL:=1</text:span></text:p>
      <text:p text:style-name="P124"/>
      <text:p text:style-name="P125"><text:span text:style-name="T126">a)mov eax, esi</text:span></text:p>
      <text:p text:style-name="P127"><text:span text:style-name="T128">cmp eax, 20</text:span></text:p>
      <text:soft-page-break/>
      <text:p text:style-name="P129"><text:span text:style-name="T130">eax c 20</text:span></text:p>
      <text:p text:style-name="P131"><text:span text:style-name="T132">jg greater</text:span></text:p>
      <text:p text:style-name="P133"><text:span text:style-name="T134">mov al,0</text:span></text:p>
      <text:p text:style-name="P135"><text:span text:style-name="T136">jmp end</text:span></text:p>
      <text:p text:style-name="P137"><text:span text:style-name="T138">greater:</text:span></text:p>
      <text:p text:style-name="P139"><text:span text:style-name="T140">mov al,1</text:span></text:p>
      <text:p text:style-name="P141"><text:span text:style-name="T142">end:</text:span></text:p>
      <text:p text:style-name="P143">b)mov al,0</text:p>
      <text:p text:style-name="P144">mov eax, esi</text:p>
      <text:p text:style-name="P145">cmp eax, 20</text:p>
      <text:p text:style-name="P146">eax c 20</text:p>
      <text:p text:style-name="P147">jle not_greater</text:p>
      <text:p text:style-name="P148">mov al,1</text:p>
      <text:p text:style-name="P149">not_greater:</text:p>
      <text:p text:style-name="P150">Сравнить полученные фрагменты кода.</text:p>
      <text:p text:style-name="P151">В первом случае если ESI&gt;20 то для AL устанавливается 1, если иначе то 0. Во втором случае мы сначала устанавливаем для AL=0, а потом сравнивает ESI с 20, если больше то AL=1</text:p>
      <text:p text:style-name="P152">6. Массивы</text:p>
      <text:p text:style-name="P153">6.5 X DB 75 DUP (?)</text:p>
      <text:p text:style-name="P154">Y DW 25 DUP (?)</text:p>
      <text:p text:style-name="P155">Z DD 50 DUP (?)</text:p>
      <text:p text:style-name="P156">а) Считая, что offset X = 0, определить значения выражений</text:p>
      <text:p text:style-name="P157">offset X type X length X size X</text:p>
      <text:p text:style-name="P158">offset Y type Y length Y size Y</text:p>
      <text:p text:style-name="P159">offset Z type Z length Z size Z</text:p>
      <text:p text:style-name="P160">б) Выписать адресное выражение, соответствующее первому элемен-</text:p>
      <text:p text:style-name="P161">ту каждого массива, и адресное выражение, соответствующее по-</text:p>
      <text:p text:style-name="P162"><text:span text:style-name="T163">следнему элементу.</text:span></text:p>
      <text:p text:style-name="P164"/>
      <text:p text:style-name="P165"><text:span text:style-name="T166">1</text:span><text:span text:style-name="T167">. Определение значений выражений для X, Y и Z:</text:span></text:p>
      <text:p text:style-name="P168"/>
      <text:p text:style-name="P169">   - offset X: 0</text:p>
      <text:p text:style-name="P170">   - type X: DB (инструкция означает, что X является массивом байтов)</text:p>
      <text:p text:style-name="P171">   - length X: 75 (количество элементов в массиве X)</text:p>
      <text:p text:style-name="P172">   - size X: 75 байт (общий размер массива X)</text:p>
      <text:p text:style-name="P173"/>
      <text:p text:style-name="P174"><text:span text:style-name="T175">   - offset Y: 75 (поскольку массив Y начинается после завершения массива X, который з</text:span><text:span text:style-name="T176">а</text:span><text:span text:style-name="T177">нимает 75 байт)</text:span></text:p>
      <text:p text:style-name="P178">   - type Y: DW (инструкция указывает на массив из слов)</text:p>
      <text:p text:style-name="P179">   - length Y: 25 (количество элементов в массиве Y)</text:p>
      <text:p text:style-name="P180">   - size Y: 50 байт (общий размер массива Y)</text:p>
      <text:p text:style-name="P181"/>
      <text:p text:style-name="P182"><text:span text:style-name="T183">   - offset Z: 125 (поскольку массив Z начинается после завершения массива Y, к</text:span><text:span text:style-name="T184">о</text:span><text:span text:style-name="T185">торый занимает 50 байт)</text:span></text:p>
      <text:p text:style-name="P186">   - type Z: DD (инструкция означает, что Z является массивом из двойных слов)</text:p>
      <text:p text:style-name="P187">   - length Z: 50 (количество элементов в массиве Z)</text:p>
      <text:p text:style-name="P188">   - size Z: 200 байт (общий размер массива Z)</text:p>
      <text:p text:style-name="P189"/>
      <text:p text:style-name="P190"><text:span text:style-name="T191">2. Адресные выражения для первого и последнего элементов каждого масс</text:span><text:span text:style-name="T192">и</text:span><text:span text:style-name="T193">ва в ассембл</text:span><text:span text:style-name="T194">е</text:span><text:span text:style-name="T195">ре:</text:span></text:p>
      <text:p text:style-name="P196"/>
      <text:p text:style-name="P197">   Адрес первого элемента каждого массива:</text:p>
      <text:p text:style-name="P198"><text:span text:style-name="T199">   </text:span><text:span text:style-name="T200">- X: offset X</text:span></text:p>
      <text:p text:style-name="P201">   - Y: offset Y</text:p>
      <text:p text:style-name="P202"><text:span text:style-name="T203">   </text:span><text:span text:style-name="T204">- Z: offset Z</text:span></text:p>
      <text:p text:style-name="P205"/>
      <text:p text:style-name="P206">   Адрес последнего элемента каждого массива:</text:p>
      <text:p text:style-name="P207"><text:span text:style-name="T208">   </text:span><text:span text:style-name="T209">- X: offset X + (length X - 1)</text:span></text:p>
      <text:p text:style-name="P210">   - Y: offset Y + (length Y * 2 - 1)</text:p>
      <text:p text:style-name="P211">   - Z: offset Z + (length Z * 4 - 1)</text:p>
      <text:p text:style-name="P212"><text:span text:style-name="T213">7. Структуры</text:span></text:p>
      <text:p text:style-name="P214"><text:span text:style-name="T215">7.5<text:s/></text:span><text:span text:style-name="T216">Описать структуру DATE (дата) с полями день, месяц, год и стру</text:span><text:span text:style-name="T217">к</text:span><text:span text:style-name="T218">ту</text:span><text:span text:style-name="T219">ру PERSON (человек) с п</text:span><text:span text:style-name="T220">о</text:span><text:span text:style-name="T221">лями: FAM (фамилия) — строка из 20 байтов, BDATE (дата рождения) — типа DATE. Описать переменные P1 и P2 ти</text:span><text:span text:style-name="T222">па PERSON. Считая, что этим переменным в программе уже присвоены какие-то значения, решить следующую задачу: а) В отдельных строках напечатать фамилии P1 и P2. б) Опред</text:span><text:span text:style-name="T223">е</text:span><text:span text:style-name="T224">лить, моложе ли P1, чем P2? Ответ (1 — моложе, 0 — нет) записать в AL</text:span></text:p>
      <text:p text:style-name="P225"/>
      <text:p text:style-name="P226">SECTION .data</text:p>
      <text:p text:style-name="P227"><text:span text:style-name="T228">    DATE_SIZE equ 3 ;<text:s/></text:span><text:span text:style-name="T229">количество</text:span><text:span text:style-name="T230"><text:s/></text:span><text:span text:style-name="T231">байтов</text:span><text:span text:style-name="T232"><text:s/></text:span><text:span text:style-name="T233">в</text:span><text:span text:style-name="T234"><text:s/></text:span><text:span text:style-name="T235">структуре</text:span><text:span text:style-name="T236"><text:s/>DATE</text:span></text:p>
      <text:p text:style-name="P237"/>
      <text:p text:style-name="P238"><text:span text:style-name="T239">    PERSON_SIZE equ 23 ;<text:s/></text:span><text:span text:style-name="T240">количество</text:span><text:span text:style-name="T241"><text:s/></text:span><text:span text:style-name="T242">байтов</text:span><text:span text:style-name="T243"><text:s/></text:span><text:span text:style-name="T244">в</text:span><text:span text:style-name="T245"><text:s/></text:span><text:span text:style-name="T246">структуре</text:span><text:span text:style-name="T247"><text:s/>PERSON</text:span></text:p>
      <text:p text:style-name="P248"/>
      <text:soft-page-break/>
      <text:p text:style-name="P249"><text:span text:style-name="T250">   <text:s/></text:span><text:span text:style-name="T251">P1: ; переменная P1 типа PERSON</text:span></text:p>
      <text:p text:style-name="P252">        PERSON_FAM db 20 dup(0) ; массив для хранения фамилии (20 байт)</text:p>
      <text:p text:style-name="P253">        P1_BDATE db DATE_SIZE dup(0) ; массив для хранения даты рождения</text:p>
      <text:p text:style-name="P254"/>
      <text:p text:style-name="P255"><text:span text:style-name="T256">   <text:s/></text:span><text:span text:style-name="T257">P2: ;<text:s/></text:span><text:span text:style-name="T258">переменная</text:span><text:span text:style-name="T259"><text:s/>P2<text:s/></text:span><text:span text:style-name="T260">типа</text:span><text:span text:style-name="T261"><text:s/>PERSON</text:span></text:p>
      <text:p text:style-name="P262">        PERSON_FAM db 20 dup(0)</text:p>
      <text:p text:style-name="P263">        P2_BDATE db DATE_SIZE dup(0)</text:p>
      <text:p text:style-name="P264"/>
      <text:p text:style-name="P265">SECTION .text</text:p>
      <text:p text:style-name="P266">global _start</text:p>
      <text:p text:style-name="P267"/>
      <text:p text:style-name="P268">_start:</text:p>
      <text:p text:style-name="P269"><text:span text:style-name="T270">   <text:s/></text:span><text:span text:style-name="T271">; Для примера предположим, что значения уже присвоены переменным P1 и P2</text:span></text:p>
      <text:p text:style-name="P272">    ; На данном этапе будем считать, что они заполнены корректным образом</text:p>
      <text:p text:style-name="P273"/>
      <text:p text:style-name="P274">    ; а) В отдельных строках напечатать фамилии P1 и P2</text:p>
      <text:p text:style-name="P275"><text:span text:style-name="T276">   <text:s/></text:span><text:span text:style-name="T277">mov edx, 20 ;<text:s/></text:span><text:span text:style-name="T278">печать</text:span><text:span text:style-name="T279"><text:s/></text:span><text:span text:style-name="T280">фамилии</text:span><text:span text:style-name="T281"><text:s/>P1</text:span></text:p>
      <text:p text:style-name="P282">    mov ecx, PERSON_FAM</text:p>
      <text:p text:style-name="P283">    mov ebx, 1 ; stdout</text:p>
      <text:p text:style-name="P284">    mov eax, 4 ; sys_write</text:p>
      <text:p text:style-name="P285"><text:span text:style-name="T286">   <text:s/></text:span><text:span text:style-name="T287">int 0x80</text:span></text:p>
      <text:p text:style-name="P288"/>
      <text:p text:style-name="P289">    mov edx, 20 ; печать фамилии P2</text:p>
      <text:p text:style-name="P290"><text:span text:style-name="T291">   <text:s/></text:span><text:span text:style-name="T292">mov ecx, PERSON_FAM</text:span></text:p>
      <text:p text:style-name="P293">    mov ebx, 1 ; stdout</text:p>
      <text:p text:style-name="P294">    mov eax, 4 ; sys_write</text:p>
      <text:p text:style-name="P295">    int 0x80</text:p>
      <text:p text:style-name="P296"/>
      <text:p text:style-name="P297"><text:span text:style-name="T298">   <text:s/></text:span><text:span text:style-name="T299">; б) Определить, моложе ли P1, чем P2, результат записать в AL</text:span></text:p>
      <text:p text:style-name="P300">    ;</text:p>
      <text:p text:style-name="P301">    ; Для сравнения дат используем поразрядное сравнение начиная с года,</text:p>
      <text:p text:style-name="P302">    ; затем месяца и, наконец, дня</text:p>
      <text:p text:style-name="P303"/>
      <text:p text:style-name="P304">    ; Сравнение года</text:p>
      <text:p text:style-name="P305"><text:span text:style-name="T306">   <text:s/></text:span><text:span text:style-name="T307">mov al, [P1_BDATE + 2]</text:span></text:p>
      <text:p text:style-name="P308">    cmp al, [P2_BDATE + 2]</text:p>
      <text:p text:style-name="P309"><text:span text:style-name="T310">   <text:s/></text:span><text:span text:style-name="T311">jl is_younger ; Если год рождения P1 меньше, значит P1 моложе</text:span></text:p>
      <text:p text:style-name="P312">    jg is_not_younger ; Если год рождения P1 больше, значит P1 не моложе</text:p>
      <text:p text:style-name="P313"/>
      <text:p text:style-name="P314">    ; Сравнение месяца</text:p>
      <text:p text:style-name="P315">    mov al, [P1_BDATE + 1]</text:p>
      <text:p text:style-name="P316"><text:span text:style-name="T317">   <text:s/></text:span><text:span text:style-name="T318">cmp al, [P2_BDATE + 1]</text:span></text:p>
      <text:p text:style-name="P319">    jl is_younger</text:p>
      <text:p text:style-name="P320"><text:span text:style-name="T321">   <text:s/></text:span><text:span text:style-name="T322">jg is_not_younger</text:span></text:p>
      <text:p text:style-name="P323"/>
      <text:p text:style-name="P324">    ; Сравнение дня</text:p>
      <text:p text:style-name="P325">    mov al, [P1_BDATE]</text:p>
      <text:p text:style-name="P326"><text:span text:style-name="T327">   <text:s/></text:span><text:span text:style-name="T328">cmp al, [P2_BDATE]</text:span></text:p>
      <text:p text:style-name="P329">    jl is_younger</text:p>
      <text:p text:style-name="P330"><text:span text:style-name="T331">   <text:s/></text:span><text:span text:style-name="T332">jg is_not_younger</text:span></text:p>
      <text:p text:style-name="P333"/>
      <text:p text:style-name="P334">    ; Код, который будет выполнен, если P1 моложе P2</text:p>
      <text:p text:style-name="P335">is_younger:</text:p>
      <text:p text:style-name="P336"><text:span text:style-name="T337">    mov al, 1 ; 1 —<text:s/></text:span><text:span text:style-name="T338">моложе</text:span></text:p>
      <text:p text:style-name="P339">    jmp done</text:p>
      <text:p text:style-name="P340"/>
      <text:p text:style-name="P341"><text:span text:style-name="T342">   <text:s/></text:span><text:span text:style-name="T343">; Код, который будет выполнен, если P1 не моложе P2</text:span></text:p>
      <text:p text:style-name="P344">is_not_younger:</text:p>
      <text:p text:style-name="P345"><text:span text:style-name="T346">    mov al, 0 ; 0 —<text:s/></text:span><text:span text:style-name="T347">не</text:span><text:span text:style-name="T348"><text:s/></text:span><text:span text:style-name="T349">моложе</text:span></text:p>
      <text:p text:style-name="P350"/>
      <text:p text:style-name="P351">done:</text:p>
      <text:p text:style-name="P352">    ; Сохранение результата в регистр AL</text:p>
      <text:p text:style-name="P353">    ret</text:p>
      <text:p text:style-name="P354"><text:span text:style-name="T355">8. Команды работы с битами</text:span></text:p>
      <text:p text:style-name="P356"><text:span text:style-name="T357">8.5 N=3000 Y DQ N DUP (?) K DB ?<text:s/></text:span><text:span text:style-name="T358">Записать в переменную K значение 1, если массив удовлетворяет ука</text:span><text:span text:style-name="T359">занному ниже условию, и значение 0, если массив не удовлетворяет условию. Тело цикла должно содержать не более двух команд, считая команду loop. Проверяемое условие: а) все элементы массива — нечётные числа; б) в массиве есть хотя бы одно нечётное число.</text:span></text:p>
      <text:p text:style-name="P360"/>
      <text:p text:style-name="P361">SECTION .data</text:p>
      <text:p text:style-name="P362">    N equ 3000</text:p>
      <text:p text:style-name="P363">    Y DQ N DUP (?)</text:p>
      <text:p text:style-name="P364">    K DB ?</text:p>
      <text:p text:style-name="P365"/>
      <text:p text:style-name="P366">SECTION .text</text:p>
      <text:p text:style-name="P367">    global _start</text:p>
      <text:p text:style-name="P368"/>
      <text:p text:style-name="P369"><text:span text:style-name="T370">   <text:s/></text:span><text:span text:style-name="T371">_start:</text:span></text:p>
      <text:p text:style-name="P372">        ; а) Проверка на то, что все элементы массива - нечетные числа</text:p>
      <text:p text:style-name="P373"><text:span text:style-name="T374">       <text:s/></text:span><text:span text:style-name="T375">mov ecx, N</text:span></text:p>
      <text:p text:style-name="P376">        mov esi, 0</text:p>
      <text:p text:style-name="P377"><text:span text:style-name="T378">       <text:s/></text:span><text:span text:style-name="T379">mov K, 1 ; Предположим сначала, что все числа нечетные</text:span></text:p>
      <text:p text:style-name="P380"/>
      <text:soft-page-break/>
      <text:p text:style-name="P381"><text:span text:style-name="T382">   <text:s/></text:span><text:span text:style-name="T383">check_odd_all:</text:span></text:p>
      <text:p text:style-name="P384">        test DWORD[Y + esi*4], 1</text:p>
      <text:p text:style-name="P385">        jz not_all_odd</text:p>
      <text:p text:style-name="P386">        add esi, 1</text:p>
      <text:p text:style-name="P387">        loop check_odd_all</text:p>
      <text:p text:style-name="P388">        jmp all_odd</text:p>
      <text:p text:style-name="P389"/>
      <text:p text:style-name="P390">    not_all_odd:</text:p>
      <text:p text:style-name="P391">        mov K, 0</text:p>
      <text:p text:style-name="P392"><text:span text:style-name="T393">       <text:s/></text:span><text:span text:style-name="T394">jmp done</text:span></text:p>
      <text:p text:style-name="P395"/>
      <text:p text:style-name="P396">    all_odd:</text:p>
      <text:p text:style-name="P397">        ; В этой точке массив удовлетворяет условию - все элементы нечетные</text:p>
      <text:p text:style-name="P398">        ; Тело цикла содержит не более двух команд, считая команду loop</text:p>
      <text:p text:style-name="P399"/>
      <text:p text:style-name="P400">    done:</text:p>
      <text:p text:style-name="P401">        ; б) Проверка на наличие хотя бы одного нечетного числа в массиве</text:p>
      <text:p text:style-name="P402"><text:span text:style-name="T403">       <text:s/></text:span><text:span text:style-name="T404">mov ecx, N</text:span></text:p>
      <text:p text:style-name="P405">        mov esi, 0</text:p>
      <text:p text:style-name="P406"><text:span text:style-name="T407">       <text:s/></text:span><text:span text:style-name="T408">mov K, 0 ; Предполагаем, что нет ни одного нечетного числа</text:span></text:p>
      <text:p text:style-name="P409"/>
      <text:p text:style-name="P410"><text:span text:style-name="T411">   <text:s/></text:span><text:span text:style-name="T412">check_if_any_odd:</text:span></text:p>
      <text:p text:style-name="P413">        test DWORD[Y + esi*4], 1</text:p>
      <text:p text:style-name="P414">        jnz found_odd</text:p>
      <text:p text:style-name="P415">        add esi, 1</text:p>
      <text:p text:style-name="P416">        loop check_if_any_odd</text:p>
      <text:p text:style-name="P417">        jmp not_found_odd</text:p>
      <text:p text:style-name="P418"/>
      <text:p text:style-name="P419">    found_odd:</text:p>
      <text:p text:style-name="P420">        mov K, 1</text:p>
      <text:p text:style-name="P421">        jmp done_b</text:p>
      <text:p text:style-name="P422"/>
      <text:p text:style-name="P423"><text:span text:style-name="T424">   <text:s/></text:span><text:span text:style-name="T425">not_found_odd:</text:span></text:p>
      <text:p text:style-name="P426">        ; В этой точке нет ни одного нечетного числа в массиве</text:p>
      <text:p text:style-name="P427">        ; Тело цикла содержит не более двух команд, считая команду loop</text:p>
      <text:p text:style-name="P428"/>
      <text:p text:style-name="P429">    done_b:</text:p>
      <text:p text:style-name="P430">        ; Массив удовлетворяет условию, что есть хотя бы одно нечетное число</text:p>
      <text:p text:style-name="P431"/>
      <text:p text:style-name="P432">    ; Для выхода из программы</text:p>
      <text:p text:style-name="P433">    done:</text:p>
      <text:p text:style-name="P434"><text:span text:style-name="T435">        ; Здесь код выхода из программы</text:span></text:p>
      <text:p text:style-name="P436"><text:span text:style-name="T437">9. Записи</text:span></text:p>
      <text:soft-page-break/>
      <text:p text:style-name="P438"><text:span text:style-name="T439">9.5 time RECORD h:4=0, m:6=0, s:6=0 day STRUC WD DB 11 DUP (' '),0 ; день недели T time &lt;&gt; ; время срабатывания будильника day ENDS Описать массив D из 365 элементов типа day (D[1..365]). а) Записать во второй элемент массива D значение D.WD='среда', D.T=6 часов 45 минут. б) Напечатать индексы элементов массива D, у которых время сра</text:span><text:span text:style-name="T440">батывания будильника позже 9.00. Считать, что нумерация эле</text:span><text:span text:style-name="T441">ментов начинается с 1. 10. в) Напечатать название дня недели, когда будильник срабатывает позже всего.</text:span></text:p>
      <text:p text:style-name="P442"/>
      <text:p text:style-name="P443"><text:span text:style-name="T444">SECTION .data</text:span><text:span text:style-name="T445"><text:line-break/>    time_struc_str db 'time', 0</text:span><text:span text:style-name="T446"><text:line-break/>    day_struc_str db 'day', 0</text:span><text:span text:style-name="T447"><text:line-break/>    weekdays_str db '</text:span><text:span text:style-name="T448">понедельник</text:span><text:span text:style-name="T449">', '</text:span><text:span text:style-name="T450">вторник</text:span><text:span text:style-name="T451">', '</text:span><text:span text:style-name="T452">среда</text:span><text:span text:style-name="T453">', '</text:span><text:span text:style-name="T454">четверг</text:span><text:span text:style-name="T455">', '</text:span><text:span text:style-name="T456">пятница</text:span><text:span text:style-name="T457">', '</text:span><text:span text:style-name="T458">суббота</text:span><text:span text:style-name="T459">', '</text:span><text:span text:style-name="T460">воскресенье</text:span><text:span text:style-name="T461">', 0</text:span><text:span text:style-name="T462"><text:line-break/>    max_time db 6, 45</text:span><text:span text:style-name="T463"><text:line-break/></text:span><text:span text:style-name="T464"><text:line-break/>    D_SIZE equ 365</text:span><text:span text:style-name="T465"><text:line-break/>    D day D_SIZE DUP (&lt;&gt;)</text:span><text:span text:style-name="T466"><text:line-break/></text:span><text:span text:style-name="T467"><text:line-break/>SECTION .text</text:span><text:span text:style-name="T468"><text:line-break/>    global _start</text:span><text:span text:style-name="T469"><text:line-break/></text:span><text:span text:style-name="T470"><text:line-break/>    _start:</text:span><text:span text:style-name="T471"><text:line-break/></text:span><text:span text:style-name="T472">        ;<text:s/></text:span><text:span text:style-name="T473">а</text:span><text:span text:style-name="T474">)<text:s/></text:span><text:span text:style-name="T475">Запись</text:span><text:span text:style-name="T476"><text:s/></text:span><text:span text:style-name="T477">значения</text:span><text:span text:style-name="T478"><text:s/></text:span><text:span text:style-name="T479">во</text:span><text:span text:style-name="T480"><text:s/></text:span><text:span text:style-name="T481">второй</text:span><text:span text:style-name="T482"><text:s/></text:span><text:span text:style-name="T483">элемент</text:span><text:span text:style-name="T484"><text:s/></text:span><text:span text:style-name="T485">массива</text:span><text:span text:style-name="T486"><text:s/>D</text:span><text:span text:style-name="T487"><text:line-break/>        mov eax, 2 ;<text:s/></text:span><text:span text:style-name="T488">номер</text:span><text:span text:style-name="T489"><text:s/></text:span><text:span text:style-name="T490">элемента</text:span><text:span text:style-name="T491"><text:s/></text:span><text:span text:style-name="T492">в</text:span><text:span text:style-name="T493"><text:s/></text:span><text:span text:style-name="T494">массиве</text:span><text:span text:style-name="T495"><text:s/>D</text:span><text:span text:style-name="T496"><text:line-break/>        mov edi, D</text:span><text:span text:style-name="T497"><text:line-break/>        lea edi, [edi + eax * day_size] ;<text:s/></text:span><text:span text:style-name="T498">адрес</text:span><text:span text:style-name="T499"><text:s/></text:span><text:span text:style-name="T500">второго</text:span><text:span text:style-name="T501"><text:s/></text:span><text:span text:style-name="T502">элемента</text:span><text:span text:style-name="T503"><text:s/></text:span><text:span text:style-name="T504">в</text:span><text:span text:style-name="T505"><text:s/></text:span><text:span text:style-name="T506">массиве</text:span><text:span text:style-name="T507"><text:s/>D</text:span><text:span text:style-name="T508"><text:line-break/></text:span><text:span text:style-name="T509"><text:line-break/>        ;<text:s/></text:span><text:span text:style-name="T510">Заполнение</text:span><text:span text:style-name="T511"><text:s/></text:span><text:span text:style-name="T512">значений</text:span><text:span text:style-name="T513"><text:s/></text:span><text:span text:style-name="T514">для</text:span><text:span text:style-name="T515"><text:s/></text:span><text:span text:style-name="T516">второго</text:span><text:span text:style-name="T517"><text:s/></text:span><text:span text:style-name="T518">элемента</text:span><text:span text:style-name="T519"><text:line-break/>        mov ecx, 11</text:span><text:span text:style-name="T520"><text:line-break/>        mov esi, WD_offset</text:span><text:span text:style-name="T521"><text:line-break/>        lea edx, [weekdays_str + 12] ; '</text:span><text:span text:style-name="T522">среда</text:span><text:span text:style-name="T523">'<text:s/></text:span><text:span text:style-name="T524">в</text:span><text:span text:style-name="T525"><text:s/>unicode</text:span><text:span text:style-name="T526"><text:line-break/>        rep movsb</text:span><text:span text:style-name="T527"><text:line-break/></text:span><text:span text:style-name="T528"><text:line-break/>        lea esi, [max_time]</text:span><text:span text:style-name="T529"><text:line-break/>        mov ecx, 4</text:span><text:span text:style-name="T530"><text:line-break/>        mov edi, T_offset</text:span><text:span text:style-name="T531"><text:line-break/>        rep movsb</text:span><text:span text:style-name="T532"><text:line-break/></text:span><text:span text:style-name="T533"><text:line-break/>        ;<text:s/></text:span><text:span text:style-name="T534">б</text:span><text:span text:style-name="T535">)<text:s/></text:span><text:span text:style-name="T536">Напечатать</text:span><text:span text:style-name="T537"><text:s/></text:span><text:span text:style-name="T538">индексы</text:span><text:span text:style-name="T539"><text:s/></text:span><text:span text:style-name="T540">элементов</text:span><text:span text:style-name="T541"><text:s/></text:span><text:span text:style-name="T542">массива</text:span><text:span text:style-name="T543"><text:s/>D,<text:s/></text:span><text:span text:style-name="T544">у</text:span><text:span text:style-name="T545"><text:s/></text:span><text:span text:style-name="T546">которых</text:span><text:span text:style-name="T547"><text:s/></text:span><text:span text:style-name="T548">время</text:span><text:span text:style-name="T549"><text:s/></text:span><text:span text:style-name="T550">срабат</text:span><text:span text:style-name="T551">ы</text:span><text:span text:style-name="T552">вания</text:span><text:span text:style-name="T553"><text:s/></text:span><text:span text:style-name="T554">будильника</text:span><text:span text:style-name="T555"><text:s/></text:span><text:span text:style-name="T556">позже</text:span><text:span text:style-name="T557"><text:s/>9.00</text:span><text:span text:style-name="T558"><text:line-break/>        mov ecx, D_SIZE</text:span><text:span text:style-name="T559"><text:line-break/>        mov ebx, 0 ;<text:s/></text:span><text:span text:style-name="T560">индекс</text:span><text:span text:style-name="T561"><text:s/></text:span><text:span text:style-name="T562">элемента</text:span><text:span text:style-name="T563"><text:s/></text:span><text:span text:style-name="T564">в</text:span><text:span text:style-name="T565"><text:s/></text:span><text:span text:style-name="T566">массиве</text:span><text:span text:style-name="T567"><text:s/>D</text:span><text:span text:style-name="T568"><text:line-break/></text:span><text:span text:style-name="T569"><text:line-break/>    print_indices:</text:span><text:span text:style-name="T570"><text:line-break/>        add ebx, 1 ;<text:s/></text:span><text:span text:style-name="T571">увеличение</text:span><text:span text:style-name="T572"><text:s/></text:span><text:span text:style-name="T573">индекса</text:span><text:span text:style-name="T574"><text:s/></text:span><text:span text:style-name="T575">элемента</text:span><text:span text:style-name="T576"><text:line-break/>        mov esi, D</text:span><text:span text:style-name="T577"><text:line-break/>        lea esi, [esi + ebx * day_size] ;<text:s/></text:span><text:span text:style-name="T578">адрес</text:span><text:span text:style-name="T579"><text:s/></text:span><text:span text:style-name="T580">текущего</text:span><text:span text:style-name="T581"><text:s/></text:span><text:span text:style-name="T582">элемента</text:span><text:span text:style-name="T583"><text:s/></text:span><text:span text:style-name="T584">в</text:span><text:span text:style-name="T585"><text:s/></text:span><text:span text:style-name="T586">массиве</text:span><text:span text:style-name="T587"><text:s/>D</text:span><text:span text:style-name="T588"><text:line-break/></text:span><text:span text:style-name="T589"><text:line-break/>        cmp byte[esi + T_offset + 1], 9 ;<text:s/></text:span><text:span text:style-name="T590">сравнение</text:span><text:span text:style-name="T591"><text:s/></text:span><text:span text:style-name="T592">с</text:span><text:span text:style-name="T593"><text:s/>9<text:s/></text:span><text:span text:style-name="T594">часами</text:span><text:span text:style-name="T595"><text:line-break/>        jl not_later_than_9</text:span><text:span text:style-name="T596"><text:line-break/></text:span><text:span text:style-name="T597"><text:line-break/>        ;<text:s/></text:span><text:span text:style-name="T598">Печать</text:span><text:span text:style-name="T599"><text:s/></text:span><text:span text:style-name="T600">индекса</text:span><text:span text:style-name="T601"><text:s/></text:span><text:span text:style-name="T602">элемента</text:span><text:span text:style-name="T603">,<text:s/></text:span><text:span text:style-name="T604">время</text:span><text:span text:style-name="T605"><text:s/></text:span><text:span text:style-name="T606">срабатывания</text:span><text:span text:style-name="T607"><text:s/></text:span><text:span text:style-name="T608">которого</text:span><text:span text:style-name="T609"><text:s/></text:span><text:span text:style-name="T610">позже</text:span><text:span text:style-name="T611"><text:s/>9.00</text:span><text:span text:style-name="T612"><text:line-break/>        ; ...</text:span><text:span text:style-name="T613"><text:line-break/></text:span><text:soft-page-break/><text:span text:style-name="T614"><text:line-break/>   <text:s/></text:span><text:span text:style-name="T615">not_later_than_9:</text:span><text:span text:style-name="T616"><text:line-break/>        loop print_indices</text:span><text:span text:style-name="T617"><text:line-break/></text:span><text:span text:style-name="T618"><text:line-break/>        ; Напечатать название дня недели, когда будильник срабатывает позже всего</text:span><text:span text:style-name="T619"><text:line-break/>        mov ecx, D_SIZE</text:span><text:span text:style-name="T620"><text:line-break/>        mov ebx, 0 ; минуты в формате 'ччмм'</text:span><text:span text:style-name="T621"><text:line-break/>        lea edx, weekdays_str ; начальный адрес массива с днями недели</text:span><text:span text:style-name="T622"><text:line-break/></text:span><text:span text:style-name="T623"><text:line-break/>    find_max_time:</text:span><text:span text:style-name="T624"><text:line-break/>        mov esi, D</text:span><text:span text:style-name="T625"><text:line-break/>        lea esi, [esi + ebx * day_size] ; адрес текущего элемента в массиве D</text:span><text:span text:style-name="T626"><text:line-break/></text:span><text:span text:style-name="T627"><text:line-break/>        mov eax, [esi + T_offset] ; загружаем минуты</text:span><text:span text:style-name="T628"><text:line-break/>        cmp [max_time], eax ; сравниваем с максимальным временем</text:span><text:span text:style-name="T629"><text:line-break/></text:span><text:span text:style-name="T630"><text:line-break/>        jle not_max_time</text:span><text:span text:style-name="T631"><text:line-break/>        mov edx, offset weekdays_str + ebx * 2 ; обновляем указатель на день недели</text:span><text:span text:style-name="T632"><text:line-break/>        mov [max_time], eax ; обновляем максимальное время</text:span><text:span text:style-name="T633"><text:line-break/></text:span><text:span text:style-name="T634"><text:line-break/>    not_max_time:</text:span><text:span text:style-name="T635"><text:line-break/>        add ebx, 1</text:span><text:span text:style-name="T636"><text:line-break/>        loop find_max_time</text:span><text:span text:style-name="T637"><text:line-break/></text:span><text:span text:style-name="T638"><text:line-break/>        ; На данном этапе переменная max_time содержит время срабатывания б</text:span><text:span text:style-name="T639">у</text:span><text:span text:style-name="T640">дильника в минутах</text:span><text:span text:style-name="T641"><text:line-break/>        ; А переменная edx содержит указатель на название дня недели, когда будильник срабатывает позже всего</text:span><text:span text:style-name="T642"><text:line-break/></text:span><text:span text:style-name="T643"><text:line-break/>    ; Для выхода из программы</text:span><text:span text:style-name="T644"><text:line-break/>    done:</text:span><text:span text:style-name="T645"><text:line-break/>        ; Здесь код выхода из программы</text:span></text:p>
      <text:p text:style-name="P646"><text:span text:style-name="T647">10. Стек</text:span></text:p>
      <text:p text:style-name="P648"><text:span text:style-name="T649">10.5 Написать полную программу решения задачи. Дано число<text:s/></text:span><text:span text:style-name="T650">𝑛</text:span><text:span text:style-name="T651">,<text:s/></text:span><text:span text:style-name="T652">𝑛</text:span><text:span text:style-name="T653"><text:s/>&gt; 0. Напечатать квадрат размером<text:s/></text:span><text:span text:style-name="T654">𝑛</text:span><text:span text:style-name="T655"><text:s/>×<text:s/></text:span><text:span text:style-name="T656">𝑛</text:span><text:span text:style-name="T657"><text:s/>из символов '*'. Для ре</text:span><text:span text:style-name="T658">ализации вложенных for использовать стек.</text:span></text:p>
      <text:p text:style-name="P659">```assembly</text:p>
      <text:p text:style-name="P660">SECTION .data</text:p>
      <text:p text:style-name="P661">    n equ 5 </text:p>
      <text:p text:style-name="P662">    star_char db '*' </text:p>
      <text:p text:style-name="P663">    stack_size equ 1000 </text:p>
      <text:p text:style-name="P664">    stack dw stack_size dup(0) </text:p>
      <text:p text:style-name="P665">    top dw 0</text:p>
      <text:p text:style-name="P666"/>
      <text:p text:style-name="P667">SECTION .text</text:p>
      <text:p text:style-name="P668">    global _start</text:p>
      <text:p text:style-name="P669"/>
      <text:p text:style-name="P670">    _start:</text:p>
      <text:p text:style-name="P671">        mov eax, n </text:p>
      <text:p text:style-name="P672">        call square</text:p>
      <text:p text:style-name="P673"/>
      <text:p text:style-name="P674"><text:span text:style-name="T675">   <text:s/></text:span><text:span text:style-name="T676">done:</text:span></text:p>
      <text:p text:style-name="P677">        ; Для завершения программы</text:p>
      <text:soft-page-break/>
      <text:p text:style-name="P678">        mov eax, 1 </text:p>
      <text:p text:style-name="P679"><text:span text:style-name="T680">       <text:s/></text:span><text:span text:style-name="T681">int 0x80</text:span></text:p>
      <text:p text:style-name="P682"/>
      <text:p text:style-name="P683">square:</text:p>
      <text:p text:style-name="P684">    push ebp</text:p>
      <text:p text:style-name="P685">    mov ebp, esp</text:p>
      <text:p text:style-name="P686"/>
      <text:p text:style-name="P687">    push ebx</text:p>
      <text:p text:style-name="P688">    push ecx</text:p>
      <text:p text:style-name="P689">    push edx</text:p>
      <text:p text:style-name="P690"/>
      <text:p text:style-name="P691">    mov ecx, n</text:p>
      <text:p text:style-name="P692">    loop_rows:</text:p>
      <text:p text:style-name="P693">        mov ebx, n</text:p>
      <text:p text:style-name="P694">        loop_cols:</text:p>
      <text:p text:style-name="P695">            ; Print the star_char</text:p>
      <text:p text:style-name="P696">            mov eax, 4          </text:p>
      <text:p text:style-name="P697">            mov ebx, 1          </text:p>
      <text:p text:style-name="P698">            mov ecx, star_char</text:p>
      <text:p text:style-name="P699"><text:span text:style-name="T700">           <text:s/></text:span><text:span text:style-name="T701">mov edx, 1          </text:span></text:p>
      <text:p text:style-name="P702">            int 0x80</text:p>
      <text:p text:style-name="P703"/>
      <text:p text:style-name="P704">            dec ebx</text:p>
      <text:p text:style-name="P705"/>
      <text:p text:style-name="P706">            cmp ebx, 0</text:p>
      <text:p text:style-name="P707">            jg loop_cols</text:p>
      <text:p text:style-name="P708"/>
      <text:p text:style-name="P709">            mov eax, 4          </text:p>
      <text:p text:style-name="P710">            mov ebx, 1          </text:p>
      <text:p text:style-name="P711">            mov ecx, line_feed</text:p>
      <text:p text:style-name="P712">            mov edx, 1          </text:p>
      <text:p text:style-name="P713">            int 0x80</text:p>
      <text:p text:style-name="P714"/>
      <text:p text:style-name="P715">            dec ecx</text:p>
      <text:p text:style-name="P716"/>
      <text:p text:style-name="P717">            cmp ecx, 0</text:p>
      <text:p text:style-name="P718">            jg loop_rows</text:p>
      <text:p text:style-name="P719"/>
      <text:p text:style-name="P720">    pop edx</text:p>
      <text:p text:style-name="P721">    pop ecx</text:p>
      <text:p text:style-name="P722">    pop ebx</text:p>
      <text:p text:style-name="P723"/>
      <text:p text:style-name="P724">    mov esp, ebp</text:p>
      <text:p text:style-name="P725">    pop ebp</text:p>
      <text:p text:style-name="P726">    ret</text:p>
      <text:p text:style-name="P727"/>
      <text:p text:style-name="P728">    line_feed db 0x0A</text:p>
      <text:p text:style-name="P729">```</text:p>
      <text:p text:style-name="P730"/>
      <text:p text:style-name="P731"><text:span text:style-name="T732">11. Процедуры</text:span></text:p>
      <text:soft-page-break/>
      <text:p text:style-name="P733"><text:span text:style-name="T734">11.5 Заголовок процедуры имеет вид procedure S (var x: ptype); Параметр передаётся в стеке. Пусть EBP установлен на базу стека стан</text:span><text:span text:style-name="T735">дартным образом. Выписать фрагмент процедуры S, который записы</text:span><text:span text:style-name="T736">вает в аккумулятор значение параметра x, если а) ptype = char б) ptype = integer (соответствует word) в) ptype = longint</text:span></text:p>
      <text:p text:style-name="P737"/>
      <text:p text:style-name="P738">а) Если ptype = char:</text:p>
      <text:p text:style-name="P739"/>
      <text:p text:style-name="P740">S:</text:p>
      <text:p text:style-name="P741">    mov eax, [ebp + 8] ; Передача указателя на параметр x в аккумулятор</text:p>
      <text:p text:style-name="P742">    mov al, byte[eax] ; Загрузка значения x типа char в младший байт аккумулятора</text:p>
      <text:p text:style-name="P743">    ; Действия с значением x типа char</text:p>
      <text:p text:style-name="P744">    ret</text:p>
      <text:p text:style-name="P745"/>
      <text:p text:style-name="P746"/>
      <text:p text:style-name="P747">б) Если ptype = integer (соответствует word в ассемблере):</text:p>
      <text:p text:style-name="P748"/>
      <text:p text:style-name="P749">S:</text:p>
      <text:p text:style-name="P750">    mov eax, [ebp + 8] ; Передача указателя на параметр x в аккумулятор</text:p>
      <text:p text:style-name="P751">    mov ax, word[eax] ; Загрузка значения x типа integer в регистр ax</text:p>
      <text:p text:style-name="P752">    ; Действия с значением x типа integer</text:p>
      <text:p text:style-name="P753"><text:span text:style-name="T754">   <text:s/></text:span><text:span text:style-name="T755">ret</text:span></text:p>
      <text:p text:style-name="P756"/>
      <text:p text:style-name="P757"/>
      <text:p text:style-name="P758"><text:span text:style-name="T759">в</text:span><text:span text:style-name="T760">)<text:s/></text:span><text:span text:style-name="T761">Если</text:span><text:span text:style-name="T762"><text:s/>ptype = longint:</text:span></text:p>
      <text:p text:style-name="P763"/>
      <text:p text:style-name="P764">S:</text:p>
      <text:p text:style-name="P765">    mov eax, [ebp + 8] ; Передача указателя на параметр x в аккумулятор</text:p>
      <text:p text:style-name="P766">    mov edx, dword[eax] ; Загрузка значения x типа longint в регистр edx</text:p>
      <text:p text:style-name="P767">    mov eax, dword[eax + 4] ; Загрузка старших разрядов значения x типа longint в регистр eax</text:p>
      <text:p text:style-name="P768">    ; Действия с значением x типа longint</text:p>
      <text:p text:style-name="P769">    ret</text:p>
      <text:p text:style-name="P770"><text:span text:style-name="T771">12. Строковые команды</text:span></text:p>
      <text:p text:style-name="P772"><text:span text:style-name="T773">12.5 N = 100 X DD N DUP(?) Y DB N DUP(?) а) Выписать последовательность команд, инициализирующую весь массив X числом (-10). б) Скопировать массив X в массив Y.</text:span></text:p>
      <text:p text:style-name="P774"><text:span text:style-name="T775">Для инициализации массива X числом (-10) и копирования содержимого X в ма</text:span><text:span text:style-name="T776">с</text:span><text:span text:style-name="T777">сив Y, можно использовать следующую последовательность команд на ассембл</text:span><text:span text:style-name="T778">е</text:span><text:span text:style-name="T779">ре:</text:span></text:p>
      <text:p text:style-name="P780"/>
      <text:p text:style-name="P781">а) Инициализация массива X числом (-10):</text:p>
      <text:p text:style-name="P782">SECTION .data</text:p>
      <text:p text:style-name="P783">    N equ 100</text:p>
      <text:soft-page-break/>
      <text:p text:style-name="P784">    X DD N DUP(-10) ; Инициализация массива X числом (-10)</text:p>
      <text:p text:style-name="P785"/>
      <text:p text:style-name="P786"/>
      <text:p text:style-name="P787">б) Копирование массива X в массив Y:</text:p>
      <text:p text:style-name="P788">    ; Для инициализации массива Y</text:p>
      <text:p text:style-name="P789">    Y_size equ N</text:p>
      <text:p text:style-name="P790"><text:span text:style-name="T791">   <text:s/></text:span><text:span text:style-name="T792">Y DB Y_size DUP(?)</text:span></text:p>
      <text:p text:style-name="P793"/>
      <text:p text:style-name="P794"><text:span text:style-name="T795">   <text:s/></text:span><text:span text:style-name="T796">; Копирование X в Y</text:span></text:p>
      <text:p text:style-name="P797">    mov ecx, N</text:p>
      <text:p text:style-name="P798">    mov esi, 0 ; Индекс для X</text:p>
      <text:p text:style-name="P799">    mov edi, 0 ; Индекс для Y</text:p>
      <text:p text:style-name="P800"/>
      <text:p text:style-name="P801">copy_arrays:</text:p>
      <text:p text:style-name="P802">    mov eax, [X + esi*4] ; Загрузка элемента из массива X</text:p>
      <text:p text:style-name="P803">    mov [Y + edi], al ; Сохранение элемента в массиве Y</text:p>
      <text:p text:style-name="P804"><text:span text:style-name="T805">   <text:s/></text:span><text:span text:style-name="T806">inc esi</text:span></text:p>
      <text:p text:style-name="P807">    inc edi</text:p>
      <text:p text:style-name="P808">    loop copy_arrays</text:p>
      <text:p text:style-name="P809"><text:span text:style-name="T810">13. Макросредства</text:span></text:p>
      <text:p text:style-name="P811"><text:span text:style-name="T812">13.5 Пусть A, B, C, D, E, F — переменные (байты или двойные слова). Написать блок повторения, который записывает число −1 в байтовые переменные. Другие переменные не менять.</text:span></text:p>
      <text:p text:style-name="P813">SECTION .data</text:p>
      <text:p text:style-name="P814">    A DB 0xAA</text:p>
      <text:p text:style-name="P815">    B DB 0xBB</text:p>
      <text:p text:style-name="P816">    C DB 0xCC</text:p>
      <text:p text:style-name="P817">    D DB 0xDD</text:p>
      <text:p text:style-name="P818">    E DB 0xEE</text:p>
      <text:p text:style-name="P819">    F DB 0xFF</text:p>
      <text:p text:style-name="P820"/>
      <text:p text:style-name="P821">    num_to_write DB -1</text:p>
      <text:p text:style-name="P822"/>
      <text:p text:style-name="P823">    vars_to_change equ 6</text:p>
      <text:p text:style-name="P824"/>
      <text:p text:style-name="P825">SECTION .text</text:p>
      <text:p text:style-name="P826">    global _start</text:p>
      <text:p text:style-name="P827"/>
      <text:p text:style-name="P828">    _start:</text:p>
      <text:p text:style-name="P829">        mov ecx, vars_to_change ; Количество переменных, которые нужно изменить</text:p>
      <text:p text:style-name="P830">        lea esi, [A] ; Адрес первой переменной</text:p>
      <text:p text:style-name="P831">        mov bl, num_to_write ; Значение для записи (-1)</text:p>
      <text:p text:style-name="P832"/>
      <text:p text:style-name="P833">    write_loop:</text:p>
      <text:p text:style-name="P834">        mov [esi], bl ; Запись числа -1 в текущую переменную</text:p>
      <text:p text:style-name="P835">        inc esi</text:p>
      <text:p text:style-name="P836">        loop write_loop</text:p>
      <text:p text:style-name="P837"/>
      <text:p text:style-name="P838">    ; В данной точке все байтовые переменные A, B, C, D, E, F содержат значение -1</text:p>
      <text:p text:style-name="P839"/>
      <text:p text:style-name="P840">    ; Для завершения программы</text:p>
      <text:p text:style-name="P841">    mov eax, 1</text:p>
      <text:p text:style-name="P842">    int 0x80</text:p>
      <text:p text:style-name="P8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Noto Sans Devanagari" svg:font-family="Noto Sans Devanagari" style:font-family-generic="swiss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Tahoma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im" style:display-name="im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Бородин_АЮ</meta:initial-creator>
    <dc:creator>Бородин_АЮ</dc:creator>
    <meta:creation-date>2024-02-08T00:35:00Z</meta:creation-date>
    <dc:date>2024-02-27T01:59:00Z</dc:date>
    <meta:template xlink:href="Normal" xlink:type="simple"/>
    <meta:editing-cycles>1</meta:editing-cycles>
    <meta:editing-duration>PT12180S</meta:editing-duration>
    <meta:user-defined meta:name="AppVersion">14.0000</meta:user-defined>
    <meta:document-statistic meta:page-count="13" meta:paragraph-count="29" meta:word-count="2181" meta:character-count="14588" meta:row-count="103" meta:non-whitespace-character-count="12436"/>
  </office:meta>
</office:document-meta>
</file>